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Tahoma1" svg:font-family="Tahoma"/>
    <style:font-face style:name="verdana" svg:font-family="verdan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24278c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1dcb76" officeooo:paragraph-rsid="001dcb76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211c6f" officeooo:paragraph-rsid="00211c6f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23112f" officeooo:paragraph-rsid="0023112f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24278c" officeooo:paragraph-rsid="0024278c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9.75pt" fo:letter-spacing="normal" fo:font-style="normal" fo:font-weight="normal" officeooo:rsid="0024fbeb" officeooo:paragraph-rsid="0024fbeb" loext:padding="0in" loext:border="none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24fbeb" officeooo:paragraph-rsid="0024fbeb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2693f2" officeooo:paragraph-rsid="002693f2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2781bd" officeooo:paragraph-rsid="002781bd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 fo:padding="0.0291in" fo:border-left="none" fo:border-right="none" fo:border-top="none" fo:border-bottom="0.06pt solid #000000" style:join-border="false"/>
      <style:text-properties officeooo:rsid="0024fbeb" officeooo:paragraph-rsid="0024fbeb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 fo:padding="0.0291in" fo:border-left="none" fo:border-right="none" fo:border-top="none" fo:border-bottom="0.06pt solid #000000" style:join-border="false"/>
      <style:text-properties officeooo:rsid="002693f2" officeooo:paragraph-rsid="002693f2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4278c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4fbeb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e0011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336dfc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f3ab3" officeooo:paragraph-rsid="0024278c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officeooo:rsid="0029e7af" officeooo:paragraph-rsid="0029e7af" style:font-size-asian="10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781bd" officeooo:paragraph-rsid="0028b763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b0cce" officeooo:paragraph-rsid="002b0cce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c1ce6" officeooo:paragraph-rsid="002c1ce6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e0011" officeooo:paragraph-rsid="002e0011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e9c43" officeooo:paragraph-rsid="002e9c43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302ce9" officeooo:paragraph-rsid="00302ce9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30589d" officeooo:paragraph-rsid="0030589d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  <style:text-properties officeooo:rsid="001f3ab3" officeooo:paragraph-rsid="0024278c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  <style:text-properties style:font-name="Consolas" fo:font-size="10pt" officeooo:rsid="0029e7af" officeooo:paragraph-rsid="0029e7af" style:font-size-asian="10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  <style:text-properties officeooo:rsid="002b0cce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  <style:text-properties officeooo:rsid="002b0cce" officeooo:paragraph-rsid="002b0cce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  <style:text-properties officeooo:rsid="002c1ce6" officeooo:paragraph-rsid="002c1ce6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  <style:text-properties officeooo:rsid="00302ce9" officeooo:paragraph-rsid="00302ce9"/>
    </style:style>
    <style:style style:name="T1" style:family="text">
      <style:text-properties fo:font-variant="normal" fo:text-transform="none" fo:color="#0000ff" style:font-name="Open Sans" fo:font-size="9.75pt" fo:letter-spacing="normal" fo:font-style="normal" fo:font-weight="normal" style:font-size-asian="10pt"/>
    </style:style>
    <style:style style:name="T2" style:family="text">
      <style:text-properties fo:color="#000000" style:font-name="Consolas" fo:font-size="10pt" style:font-size-asian="10pt"/>
    </style:style>
    <style:style style:name="T3" style:family="text">
      <style:text-properties fo:color="#000000" style:font-name="Consolas" fo:font-size="10pt" officeooo:rsid="001f3ab3" style:font-size-asian="10pt"/>
    </style:style>
    <style:style style:name="T4" style:family="text">
      <style:text-properties fo:color="#000000" style:font-name="Consolas" fo:font-size="10pt" officeooo:rsid="00211c6f" style:font-size-asian="10pt"/>
    </style:style>
    <style:style style:name="T5" style:family="text">
      <style:text-properties fo:color="#000000" style:font-name="Consolas" fo:font-size="10pt" officeooo:rsid="002693f2" style:font-size-asian="10pt"/>
    </style:style>
    <style:style style:name="T6" style:family="text">
      <style:text-properties fo:color="#000000" style:font-name="Consolas" fo:font-size="10pt" officeooo:rsid="002e0011" style:font-size-asian="10pt"/>
    </style:style>
    <style:style style:name="T7" style:family="text">
      <style:text-properties fo:color="#000000" style:font-name="Consolas" fo:font-size="10pt" officeooo:rsid="002c1ce6" style:font-size-asian="10pt"/>
    </style:style>
    <style:style style:name="T8" style:family="text">
      <style:text-properties fo:color="#000000" style:font-name="Consolas" fo:font-size="10pt" officeooo:rsid="00310a13" style:font-size-asian="10pt"/>
    </style:style>
    <style:style style:name="T9" style:family="text">
      <style:text-properties fo:color="#000000" style:font-name="Consolas" fo:font-size="10pt" style:font-size-asian="10pt" fo:background-color="#e8f2fe"/>
    </style:style>
    <style:style style:name="T10" style:family="text">
      <style:text-properties fo:color="#000000" style:font-name="Consolas" fo:font-size="10pt" fo:font-weight="bold" style:font-size-asian="10pt" style:font-weight-asian="bold"/>
    </style:style>
    <style:style style:name="T11" style:family="text">
      <style:text-properties fo:color="#000000" style:font-name="Consolas" fo:font-size="10pt" fo:font-weight="bold" officeooo:rsid="002c1ce6" style:font-size-asian="10pt" style:font-weight-asian="bold"/>
    </style:style>
    <style:style style:name="T12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13" style:family="text">
      <style:text-properties fo:color="#000000" style:font-name="Consolas" fo:font-size="10pt" fo:font-style="italic" style:font-size-asian="10pt" style:font-style-asian="italic"/>
    </style:style>
    <style:style style:name="T14" style:family="text">
      <style:text-properties fo:color="#000000"/>
    </style:style>
    <style:style style:name="T15" style:family="text">
      <style:text-properties fo:color="#000000" style:text-line-through-style="solid" style:text-line-through-type="single" style:font-name="Consolas" fo:font-size="10pt" style:text-underline-style="solid" style:text-underline-width="auto" style:text-underline-color="font-color" style:font-size-asian="10pt"/>
    </style:style>
    <style:style style:name="T16" style:family="text">
      <style:text-properties fo:color="#6a3e3e" style:font-name="Consolas" fo:font-size="10pt" style:font-size-asian="10pt"/>
    </style:style>
    <style:style style:name="T17" style:family="text">
      <style:text-properties fo:color="#6a3e3e" style:font-name="Consolas" fo:font-size="10pt" style:font-size-asian="10pt" fo:background-color="#e8f2fe"/>
    </style:style>
    <style:style style:name="T18" style:family="text">
      <style:text-properties fo:color="#7f0055" style:font-name="Consolas" fo:font-size="10pt" fo:font-weight="bold" style:font-size-asian="10pt" style:font-weight-asian="bold"/>
    </style:style>
    <style:style style:name="T19" style:family="text">
      <style:text-properties fo:color="#7f0055" style:font-name="Consolas" fo:font-size="10pt" fo:font-weight="bold" officeooo:rsid="002e0011" style:font-size-asian="10pt" style:font-weight-asian="bold"/>
    </style:style>
    <style:style style:name="T20" style:family="text">
      <style:text-properties fo:color="#7f0055" style:font-name="Consolas" fo:font-size="10pt" fo:font-weight="bold" style:font-size-asian="10pt" style:font-weight-asian="bold" fo:background-color="#e8f2fe"/>
    </style:style>
    <style:style style:name="T21" style:family="text">
      <style:text-properties fo:color="#7f0055" fo:font-weight="bold" style:font-weight-asian="bold"/>
    </style:style>
    <style:style style:name="T22" style:family="text">
      <style:text-properties fo:color="#2a00ff" style:font-name="Consolas" fo:font-size="10pt" style:font-size-asian="10pt"/>
    </style:style>
    <style:style style:name="T23" style:family="text">
      <style:text-properties fo:color="#2a00ff" style:font-name="Consolas" fo:font-size="10pt" style:font-size-asian="10pt" fo:background-color="#e8f2fe"/>
    </style:style>
    <style:style style:name="T24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25" style:family="text">
      <style:text-properties fo:color="#0000c0" style:font-name="Consolas" fo:font-size="10pt" style:font-size-asian="10pt"/>
    </style:style>
    <style:style style:name="T26" style:family="text">
      <style:text-properties fo:color="#0000c0" style:font-name="Consolas" fo:font-size="10pt" officeooo:rsid="00336dfc" style:font-size-asian="10pt"/>
    </style:style>
    <style:style style:name="T27" style:family="text">
      <style:text-properties fo:color="#0000c0" style:font-name="Consolas" fo:font-size="10pt" style:font-size-asian="10pt" fo:background-color="#e8f2fe"/>
    </style:style>
    <style:style style:name="T28" style:family="text">
      <style:text-properties style:font-name="Consolas" fo:font-size="10pt" style:font-size-asian="10pt"/>
    </style:style>
    <style:style style:name="T29" style:family="text">
      <style:text-properties fo:color="#3f7f5f" style:font-name="Consolas" fo:font-size="10pt" style:font-size-asian="10pt"/>
    </style:style>
    <style:style style:name="T30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31" style:family="text">
      <style:text-properties fo:color="#7f9fbf" style:font-name="Consolas" fo:font-size="10pt" fo:font-weight="bold" style:font-size-asian="10pt" style:font-weight-asian="bold"/>
    </style:style>
    <style:style style:name="T32" style:family="text">
      <style:text-properties officeooo:rsid="0024278c"/>
    </style:style>
    <style:style style:name="T33" style:family="text">
      <style:text-properties fo:color="#646464" style:font-name="Consolas" fo:font-size="10pt" style:font-size-asian="10pt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</text:p>
      <text:p text:style-name="P4"><text:span text:style-name="T18">import</text:span><text:span text:style-name="T2"> javax.swing.JFrame;</text:span></text:p>
      <text:p text:style-name="P18"/>
      <text:p text:style-name="P12"><text:span text:style-name="T18">public</text:span><text:span text:style-name="T2"> </text:span><text:span text:style-name="T18">class</text:span><text:span text:style-name="T2"> UserCode {</text:span></text:p>
      <text:p text:style-name="P12"><text:span text:style-name="T2"><text:tab/></text:span><text:span text:style-name="T18">public</text:span><text:span text:style-name="T2"> </text:span><text:span text:style-name="T18">void</text:span><text:span text:style-name="T2"> makeFrame(String </text:span><text:span text:style-name="T16">title</text:span><text:span text:style-name="T2">) {</text:span></text:p>
      <text:p text:style-name="P12"><text:span text:style-name="T2"><text:tab/><text:tab/></text:span><text:span text:style-name="T29">/*</text:span></text:p>
      <text:p text:style-name="P12"><text:span text:style-name="T29"><text:tab/><text:tab/> * Write a Program to Make a Frame with title Passed as Argument. Hint :</text:span></text:p>
      <text:p text:style-name="P12"><text:span text:style-name="T29"><text:tab/><text:tab/> * Use JFrame class in swing package</text:span></text:p>
      <text:p text:style-name="P12"><text:span text:style-name="T29"><text:tab/><text:tab/> */</text:span></text:p>
      <text:p text:style-name="P12"><text:span text:style-name="T2"><text:tab/><text:tab/>JFrame </text:span><text:span text:style-name="T16">frame</text:span><text:span text:style-name="T2">= </text:span><text:span text:style-name="T18">new</text:span><text:span text:style-name="T2"> JFrame(</text:span><text:span text:style-name="T16">title</text:span><text:span text:style-name="T2">);</text:span></text:p>
      <text:p text:style-name="P12"><text:span text:style-name="T2"><text:tab/><text:tab/> </text:span><text:span text:style-name="T16">frame</text:span><text:span text:style-name="T2">.setSize(500, 600); </text:span></text:p>
      <text:p text:style-name="P12"><text:span text:style-name="T2"><text:s text:c="8"/></text:span><text:span text:style-name="T16">frame</text:span><text:span text:style-name="T2">.setLayout(</text:span><text:span text:style-name="T18">null</text:span><text:span text:style-name="T2">); </text:span></text:p>
      <text:p text:style-name="P12"><text:span text:style-name="T2"><text:tab/><text:tab/> </text:span><text:span text:style-name="T16">frame</text:span><text:span text:style-name="T2">.setVisible(</text:span><text:span text:style-name="T18">true</text:span><text:span text:style-name="T2">); </text:span></text:p>
      <text:p text:style-name="P18"/>
      <text:p text:style-name="P12"><text:span text:style-name="T2"><text:tab/>}</text:span></text:p>
      <text:p text:style-name="P27"><text:span text:style-name="T2">}</text:span></text:p>
      <text:p text:style-name="P13"><text:span text:style-name="T3">2.</text:span><text:span text:style-name="T2"><text:line-break/></text:span><text:span text:style-name="T1">Write a Program to Make a Frame with title Passed as Argument.</text:span><text:span text:style-name="T2"><text:line-break/></text:span><text:span text:style-name="T1">Set the height and width based on the argument</text:span><text:span text:style-name="T2"><text:line-break/></text:span><text:span text:style-name="T1">Hint : Use JFrame class in swing package . And use setSize method to set the size.</text:span><text:span text:style-name="T2"> </text:span></text:p>
      <text:p text:style-name="P17"><text:span text:style-name="T2"><text:tab/>JFrame </text:span><text:span text:style-name="T16">frame</text:span><text:span text:style-name="T2"> = </text:span><text:span text:style-name="T18">new</text:span><text:span text:style-name="T2"> JFrame(</text:span><text:span text:style-name="T16">title</text:span><text:span text:style-name="T2">);</text:span></text:p>
      <text:p text:style-name="P13"><text:span text:style-name="T2"><text:tab/><text:tab/></text:span><text:span text:style-name="T18">int</text:span><text:span text:style-name="T2"> </text:span><text:span text:style-name="T16">h</text:span><text:span text:style-name="T2"> = (</text:span><text:span text:style-name="T18">int</text:span><text:span text:style-name="T2">) </text:span><text:span text:style-name="T16">height</text:span><text:span text:style-name="T2">;</text:span></text:p>
      <text:p text:style-name="P13"><text:span text:style-name="T2"><text:tab/><text:tab/></text:span><text:span text:style-name="T18">int</text:span><text:span text:style-name="T2"> </text:span><text:span text:style-name="T16">w</text:span><text:span text:style-name="T2"> = (</text:span><text:span text:style-name="T18">int</text:span><text:span text:style-name="T2">) </text:span><text:span text:style-name="T16">width</text:span><text:span text:style-name="T2">;</text:span></text:p>
      <text:p text:style-name="P13"><text:span text:style-name="T2"><text:tab/><text:tab/></text:span><text:span text:style-name="T16">frame</text:span><text:span text:style-name="T2">.setSize(</text:span><text:span text:style-name="T16">h</text:span><text:span text:style-name="T2">, </text:span><text:span text:style-name="T16">w</text:span><text:span text:style-name="T2">);</text:span></text:p>
      <text:p text:style-name="P13"><text:span text:style-name="T2"><text:tab/><text:tab/></text:span><text:span text:style-name="T16">frame</text:span><text:span text:style-name="T2">.setLayout(</text:span><text:span text:style-name="T18">null</text:span><text:span text:style-name="T2">);</text:span></text:p>
      <text:p text:style-name="P28"><text:span text:style-name="T2"><text:tab/><text:tab/></text:span><text:span text:style-name="T16">frame</text:span><text:span text:style-name="T2">.setVisible(</text:span><text:span text:style-name="T18">true</text:span><text:span text:style-name="T2">);</text:span></text:p>
      <text:p text:style-name="P1"><text:span text:style-name="T32">3.</text:span></text:p>
      <text:p text:style-name="P5"><text:span text:style-name="T18">import</text:span><text:span text:style-name="T2"> javax.swing.JFrame;</text:span></text:p>
      <text:p text:style-name="P18"/>
      <text:p text:style-name="P12"><text:span text:style-name="T18">public</text:span><text:span text:style-name="T2"> </text:span><text:span text:style-name="T18">class</text:span><text:span text:style-name="T2"> UserCode </text:span></text:p>
      <text:p text:style-name="P12"><text:span text:style-name="T2">{</text:span></text:p>
      <text:p text:style-name="P12"><text:span text:style-name="T2"><text:tab/><text:tab/><text:tab/></text:span><text:span text:style-name="T18">public</text:span><text:span text:style-name="T2"> </text:span><text:span text:style-name="T18">void</text:span><text:span text:style-name="T2"> makeFrame()</text:span></text:p>
      <text:p text:style-name="P12"><text:span text:style-name="T2"><text:tab/><text:tab/><text:tab/>{</text:span></text:p>
      <text:p text:style-name="P12"><text:span text:style-name="T2"><text:tab/><text:tab/><text:tab/><text:tab/></text:span><text:span text:style-name="T29">/*</text:span></text:p>
      <text:p text:style-name="P12"><text:span text:style-name="T29"><text:tab/><text:tab/><text:tab/><text:tab/> * Write a Program to Make a Frame with title "</text:span><text:span text:style-name="T30">Sparta</text:span><text:span text:style-name="T29">".</text:span></text:p>
      <text:p text:style-name="P12"><text:span text:style-name="T29"><text:tab/><text:tab/><text:tab/><text:tab/> * Make sure that when you click the close button on frame , the frame getting closed.</text:span></text:p>
      <text:p text:style-name="P12"><text:span text:style-name="T29"><text:tab/><text:tab/><text:tab/><text:tab/> * Hint : Use JFrame class in swing package . use the setDefaultCloseOperation method of Frame.</text:span></text:p>
      <text:p text:style-name="P12"><text:span text:style-name="T29"><text:tab/><text:tab/><text:tab/><text:tab/> * */</text:span></text:p>
      <text:p text:style-name="P12"><text:span text:style-name="T2"><text:tab/><text:tab/><text:tab/><text:tab/></text:span></text:p>
      <text:p text:style-name="P12"><text:span text:style-name="T2"><text:tab/><text:tab/><text:tab/><text:tab/>JFrame </text:span><text:span text:style-name="T16">frame</text:span><text:span text:style-name="T2"> = </text:span><text:span text:style-name="T18">new</text:span><text:span text:style-name="T2"> JFrame(</text:span><text:span text:style-name="T22">"Sparta"</text:span><text:span text:style-name="T2">);</text:span></text:p>
      <text:p text:style-name="P12"><text:span text:style-name="T2"><text:tab/><text:tab/><text:tab/><text:tab/> setDefaultCloseOperation(JFrame.</text:span><text:span text:style-name="T24">EXIT_ON_CLOSE</text:span><text:span text:style-name="T2">); </text:span></text:p>
      <text:p text:style-name="P12"><text:span text:style-name="T2"><text:tab/><text:tab/><text:tab/><text:tab/></text:span><text:span text:style-name="T16">frame</text:span><text:span text:style-name="T2">.setLayout(</text:span><text:span text:style-name="T18">null</text:span><text:span text:style-name="T2">);</text:span></text:p>
      <text:p text:style-name="P12"><text:span text:style-name="T2"><text:tab/><text:tab/><text:tab/><text:tab/></text:span><text:span text:style-name="T16">frame</text:span><text:span text:style-name="T2">.setVisible(</text:span><text:span text:style-name="T18">true</text:span><text:span text:style-name="T2">);</text:span></text:p>
      <text:p text:style-name="P18"/>
      <text:p text:style-name="P12"><text:span text:style-name="T2"><text:tab/><text:tab/><text:tab/>}</text:span></text:p>
      <text:p text:style-name="P18"/>
      <text:p text:style-name="P12"><text:span text:style-name="T2"><text:tab/><text:tab/><text:tab/></text:span><text:span text:style-name="T18">private</text:span><text:span text:style-name="T2"> </text:span><text:span text:style-name="T18">void</text:span><text:span text:style-name="T2"> setDefaultCloseOperation(</text:span><text:span text:style-name="T18">int</text:span><text:span text:style-name="T2"> </text:span><text:span text:style-name="T16">exitOnClose</text:span><text:span text:style-name="T2">) {</text:span></text:p>
      <text:p text:style-name="P12"><text:span text:style-name="T2"><text:tab/><text:tab/><text:tab/><text:tab/></text:span><text:span text:style-name="T29">// </text:span><text:span text:style-name="T31">TODO</text:span><text:span text:style-name="T29"> Auto-generated method stub</text:span></text:p>
      <text:p text:style-name="P12"><text:span text:style-name="T2"><text:tab/><text:tab/><text:tab/><text:tab/></text:span></text:p>
      <text:p text:style-name="P12"><text:span text:style-name="T2"><text:tab/><text:tab/><text:tab/>}</text:span></text:p>
      <text:p text:style-name="P27"><text:span text:style-name="T2">}</text:span></text:p>
      <text:p text:style-name="P5"/>
      <text:p text:style-name="P2"/>
      <text:p text:style-name="P2"/>
      <text:p text:style-name="P6"><text:soft-page-break/><text:span text:style-name="T28">4.</text:span></text:p>
      <text:p text:style-name="P3"><text:span text:style-name="T2"/></text:p>
      <text:p text:style-name="P3"><text:span text:style-name="T2"><text:tab/></text:span></text:p>
      <text:p text:style-name="P12"><text:span text:style-name="T2"><text:tab/><text:tab/><text:tab/><text:tab/>JFrame </text:span><text:span text:style-name="T16">frame</text:span><text:span text:style-name="T2"> = </text:span><text:span text:style-name="T18">new</text:span><text:span text:style-name="T2"> JFrame(</text:span><text:span text:style-name="T22">"Sparta"</text:span><text:span text:style-name="T2">);</text:span></text:p>
      <text:p text:style-name="P12"><text:span text:style-name="T2"><text:tab/><text:tab/><text:tab/><text:tab/>JPanel </text:span><text:span text:style-name="T16">panel</text:span><text:span text:style-name="T2"> = </text:span><text:span text:style-name="T18">new</text:span><text:span text:style-name="T2"> JPanel();</text:span></text:p>
      <text:p text:style-name="P12"><text:span text:style-name="T2"><text:tab/><text:tab/><text:tab/><text:tab/></text:span><text:span text:style-name="T16">panel</text:span><text:span text:style-name="T2">.setLayout(</text:span><text:span text:style-name="T18">null</text:span><text:span text:style-name="T2">);</text:span></text:p>
      <text:p text:style-name="P12"><text:span text:style-name="T2"><text:tab/><text:tab/><text:tab/><text:tab/>JLabel </text:span><text:span text:style-name="T16">label</text:span><text:span text:style-name="T2"> = </text:span><text:span text:style-name="T18">new</text:span><text:span text:style-name="T2"> JLabel(</text:span><text:span text:style-name="T22">"Enter Name"</text:span><text:span text:style-name="T2">);</text:span></text:p>
      <text:p text:style-name="P14"><text:span text:style-name="T16"><text:tab/><text:tab/><text:tab/><text:tab/>label</text:span><text:span text:style-name="T2">.setBounds(50,100, 100,30); <text:s/></text:span></text:p>
      <text:p text:style-name="P12"><text:span text:style-name="T2"><text:tab/><text:tab/><text:tab/><text:tab/></text:span><text:span text:style-name="T16">panel</text:span><text:span text:style-name="T2">.add(</text:span><text:span text:style-name="T16">label</text:span><text:span text:style-name="T2">);</text:span></text:p>
      <text:p text:style-name="P12"><text:span text:style-name="T2"><text:tab/><text:tab/><text:tab/><text:tab/></text:span><text:span text:style-name="T16">frame</text:span><text:span text:style-name="T2">.add(</text:span><text:span text:style-name="T16">panel</text:span><text:span text:style-name="T2">);</text:span></text:p>
      <text:p text:style-name="P12"><text:span text:style-name="T2"><text:tab/><text:tab/><text:tab/><text:tab/></text:span><text:span text:style-name="T16">frame</text:span><text:span text:style-name="T2">.setSize(100, 100);</text:span></text:p>
      <text:p text:style-name="P12"><text:span text:style-name="T2"><text:tab/><text:tab/><text:tab/><text:tab/></text:span><text:span text:style-name="T16">frame</text:span><text:span text:style-name="T2">.setVisible(</text:span><text:span text:style-name="T18">true</text:span><text:span text:style-name="T2">);</text:span></text:p>
      <text:p text:style-name="P12"><text:span text:style-name="T2"><text:tab/><text:tab/><text:tab/></text:span></text:p>
      <text:p text:style-name="P12"><text:span text:style-name="T2"><text:tab/><text:tab/><text:tab/>}</text:span></text:p>
      <text:p text:style-name="P27"><text:span text:style-name="T2">}</text:span></text:p>
      <text:p text:style-name="P7"><text:span text:style-name="T2"/></text:p>
      <text:p text:style-name="P12"><text:span text:style-name="T12">5.</text:span></text:p>
      <text:p text:style-name="P12"><text:span text:style-name="T18">import</text:span><text:span text:style-name="T2"> </text:span><text:span text:style-name="T12">javax.swing.JFrame</text:span><text:span text:style-name="T2">;</text:span></text:p>
      <text:p text:style-name="P12"><text:span text:style-name="T18">import</text:span><text:span text:style-name="T2"> </text:span><text:span text:style-name="T12">javax.swing.JLabel</text:span><text:span text:style-name="T2">;</text:span></text:p>
      <text:p text:style-name="P12"><text:span text:style-name="T18">import</text:span><text:span text:style-name="T2"> </text:span><text:span text:style-name="T12">javax.swing.JPanel</text:span><text:span text:style-name="T2">;</text:span></text:p>
      <text:p text:style-name="P12"><text:span text:style-name="T18">import</text:span><text:span text:style-name="T2"> javax.swing.JTextArea;</text:span></text:p>
      <text:p text:style-name="P12"><text:span text:style-name="T18">import</text:span><text:span text:style-name="T2"> javax.swing.JTextField;</text:span></text:p>
      <text:p text:style-name="P18"/>
      <text:p text:style-name="P12"><text:span text:style-name="T18">public</text:span><text:span text:style-name="T2"> </text:span><text:span text:style-name="T18">class</text:span><text:span text:style-name="T2"> </text:span><text:span text:style-name="T12">UserCode</text:span><text:span text:style-name="T2"> </text:span><text:span text:style-name="T18">extends</text:span><text:span text:style-name="T2"> JFrame</text:span></text:p>
      <text:p text:style-name="P12"><text:span text:style-name="T2">{</text:span></text:p>
      <text:p text:style-name="P12"><text:span text:style-name="T2"><text:tab/>JFrame frame;</text:span></text:p>
      <text:p text:style-name="P12"><text:span text:style-name="T2"><text:tab/>JTextField text;</text:span></text:p>
      <text:p text:style-name="P12"><text:span text:style-name="T2"><text:tab/>JLabel label;</text:span></text:p>
      <text:p text:style-name="P12"><text:span text:style-name="T2"><text:tab/>JPanel panel;</text:span></text:p>
      <text:p text:style-name="P12"><text:span text:style-name="T2"><text:tab/><text:tab/><text:tab/></text:span><text:span text:style-name="T18">public</text:span><text:span text:style-name="T2"> </text:span><text:span text:style-name="T18">void</text:span><text:span text:style-name="T2"> makeFrame()</text:span></text:p>
      <text:p text:style-name="P12"><text:span text:style-name="T2"><text:tab/><text:tab/><text:tab/>{</text:span></text:p>
      <text:p text:style-name="P12"><text:span text:style-name="T2"><text:tab/><text:tab/><text:tab/><text:tab/></text:span><text:span text:style-name="T29">/*</text:span></text:p>
      <text:p text:style-name="P12"><text:span text:style-name="T29"><text:tab/><text:tab/><text:tab/><text:tab/> * Write a Program to Make a Frame Screen According to the Expected Result.</text:span></text:p>
      <text:p text:style-name="P12"><text:span text:style-name="T29"><text:tab/><text:tab/><text:tab/><text:tab/> * Add a Label and TextField</text:span></text:p>
      <text:p text:style-name="P12"><text:span text:style-name="T29"><text:tab/><text:tab/><text:tab/><text:tab/> */</text:span></text:p>
      <text:p text:style-name="P12"><text:span text:style-name="T2"><text:tab/><text:tab/><text:tab/><text:tab/>frame=</text:span><text:span text:style-name="T18">new</text:span><text:span text:style-name="T2"> JFrame(</text:span><text:span text:style-name="T22">"Sparta"</text:span><text:span text:style-name="T2">);</text:span></text:p>
      <text:p text:style-name="P12"><text:span text:style-name="T2"><text:tab/><text:tab/><text:tab/><text:tab/>text=</text:span><text:span text:style-name="T18">new</text:span><text:span text:style-name="T2"> JTextField(20);</text:span></text:p>
      <text:p text:style-name="P12"><text:span text:style-name="T2"><text:tab/><text:tab/><text:tab/><text:tab/>label=</text:span><text:span text:style-name="T18">new</text:span><text:span text:style-name="T2"> JLabel(</text:span><text:span text:style-name="T22">"Enter Name"</text:span><text:span text:style-name="T2">);</text:span></text:p>
      <text:p text:style-name="P12"><text:span text:style-name="T2"><text:tab/><text:tab/><text:tab/><text:tab/>label.setHorizontalAlignment(JLabel.CENTER);</text:span></text:p>
      <text:p text:style-name="P12"><text:span text:style-name="T2"><text:tab/><text:tab/><text:tab/><text:tab/>panel = </text:span><text:span text:style-name="T18">new</text:span><text:span text:style-name="T2"> JPanel();</text:span></text:p>
      <text:p text:style-name="P12"><text:span text:style-name="T2"><text:tab/><text:tab/><text:tab/><text:tab/>panel.add(label);</text:span></text:p>
      <text:p text:style-name="P12"><text:span text:style-name="T2"><text:tab/><text:tab/><text:tab/><text:tab/>panel.add(text);</text:span></text:p>
      <text:p text:style-name="P12"><text:span text:style-name="T2"><text:tab/><text:tab/><text:tab/><text:tab/>frame.add(panel);</text:span></text:p>
      <text:p text:style-name="P12"><text:span text:style-name="T2"><text:tab/><text:tab/><text:tab/><text:tab/>frame.setSize(300, 300);</text:span></text:p>
      <text:p text:style-name="P12"><text:span text:style-name="T2"><text:tab/><text:tab/><text:tab/><text:tab/>frame.setVisible(</text:span><text:span text:style-name="T18">true</text:span><text:span text:style-name="T2">);</text:span></text:p>
      <text:p text:style-name="P12"><text:span text:style-name="T2"><text:tab/><text:tab/><text:tab/>}</text:span></text:p>
      <text:p text:style-name="P10"><text:span text:style-name="T2">}</text:span></text:p>
      <text:p text:style-name="P7"><text:span text:style-name="T2"/></text:p>
      <text:p text:style-name="P8"><text:span text:style-name="T5"/></text:p>
      <text:p text:style-name="P8"><text:span text:style-name="T5"/></text:p>
      <text:p text:style-name="P12"><text:span text:style-name="T12">6.</text:span><text:span text:style-name="T18">import</text:span><text:span text:style-name="T2"> java.awt.BorderLayout;</text:span></text:p>
      <text:p text:style-name="P18"/>
      <text:p text:style-name="P12"><text:span text:style-name="T18">import</text:span><text:span text:style-name="T2"> javax.swing.Box;</text:span></text:p>
      <text:p text:style-name="P12"><text:span text:style-name="T18">import</text:span><text:span text:style-name="T2"> </text:span><text:span text:style-name="T12">javax.swing.JFrame</text:span><text:span text:style-name="T2">;</text:span></text:p>
      <text:p text:style-name="P12"><text:span text:style-name="T18">import</text:span><text:span text:style-name="T2"> </text:span><text:span text:style-name="T12">javax.swing.JLabel</text:span><text:span text:style-name="T2">;</text:span></text:p>
      <text:p text:style-name="P12"><text:span text:style-name="T18">import</text:span><text:span text:style-name="T2"> </text:span><text:span text:style-name="T12">javax.swing.JPanel</text:span><text:span text:style-name="T2">;</text:span></text:p>
      <text:p text:style-name="P12"><text:soft-page-break/><text:span text:style-name="T18">import</text:span><text:span text:style-name="T2"> javax.swing.JPasswordField;</text:span></text:p>
      <text:p text:style-name="P12"><text:span text:style-name="T18">import</text:span><text:span text:style-name="T2"> javax.swing.JTextField;</text:span></text:p>
      <text:p text:style-name="P18"/>
      <text:p text:style-name="P12"><text:span text:style-name="T18">public</text:span><text:span text:style-name="T2"> </text:span><text:span text:style-name="T18">class</text:span><text:span text:style-name="T2"> </text:span><text:span text:style-name="T12">UserCode</text:span><text:span text:style-name="T2"> </text:span></text:p>
      <text:p text:style-name="P12"><text:span text:style-name="T2">{</text:span></text:p>
      <text:p text:style-name="P12"><text:span text:style-name="T2"><text:tab/><text:tab/><text:tab/></text:span><text:span text:style-name="T18">public</text:span><text:span text:style-name="T2"> </text:span><text:span text:style-name="T18">void</text:span><text:span text:style-name="T2"> makeFrame()</text:span></text:p>
      <text:p text:style-name="P12"><text:span text:style-name="T2"><text:tab/><text:tab/><text:tab/>{</text:span></text:p>
      <text:p text:style-name="P12"><text:span text:style-name="T2"><text:tab/><text:tab/><text:tab/></text:span></text:p>
      <text:p text:style-name="P12"><text:span text:style-name="T2"><text:tab/><text:tab/><text:tab/><text:tab/></text:span><text:span text:style-name="T29">/*</text:span></text:p>
      <text:p text:style-name="P12"><text:span text:style-name="T29"><text:tab/><text:tab/><text:tab/><text:tab/> * Write a Program to Make a Frame Screen According to the Expected Result.</text:span></text:p>
      <text:p text:style-name="P12"><text:span text:style-name="T29"><text:tab/><text:tab/><text:tab/><text:tab/> * Add a Label and TextField and PasswordField</text:span></text:p>
      <text:p text:style-name="P12"><text:span text:style-name="T29"><text:tab/><text:tab/><text:tab/><text:tab/> */</text:span></text:p>
      <text:p text:style-name="P12"><text:span text:style-name="T2"><text:tab/><text:tab/><text:tab/><text:tab/>JFrame frame = </text:span><text:span text:style-name="T18">new</text:span><text:span text:style-name="T2"> JFrame(</text:span><text:span text:style-name="T22">"Sparta"</text:span><text:span text:style-name="T2">);</text:span></text:p>
      <text:p text:style-name="P12"><text:span text:style-name="T2"><text:tab/><text:tab/><text:tab/><text:tab/>JLabel label = </text:span><text:span text:style-name="T18">new</text:span><text:span text:style-name="T2"> JLabel(</text:span><text:span text:style-name="T22">"Enter Name"</text:span><text:span text:style-name="T2">);</text:span></text:p>
      <text:p text:style-name="P12"><text:span text:style-name="T2"><text:tab/><text:tab/><text:tab/><text:tab/>JTextField text = </text:span><text:span text:style-name="T18">new</text:span><text:span text:style-name="T2"> JTextField(20);</text:span></text:p>
      <text:p text:style-name="P12"><text:span text:style-name="T2"><text:tab/><text:tab/><text:tab/><text:tab/>JLabel label1 = </text:span><text:span text:style-name="T18">new</text:span><text:span text:style-name="T2"> JLabel(</text:span><text:span text:style-name="T22">"Enter Password"</text:span><text:span text:style-name="T2">);</text:span></text:p>
      <text:p text:style-name="P12"><text:span text:style-name="T2"><text:tab/><text:tab/><text:tab/><text:tab/></text:span></text:p>
      <text:p text:style-name="P12"><text:span text:style-name="T2"><text:tab/><text:tab/><text:tab/><text:tab/>JPasswordField text1 = </text:span><text:span text:style-name="T18">new</text:span><text:span text:style-name="T2"> JPasswordField(20);</text:span></text:p>
      <text:p text:style-name="P12"><text:span text:style-name="T2"><text:tab/><text:tab/><text:tab/><text:tab/>label.setHorizontalAlignment(JLabel.CENTER);</text:span></text:p>
      <text:p text:style-name="P12"><text:span text:style-name="T2"><text:tab/><text:tab/><text:tab/><text:tab/><text:tab/><text:tab/><text:tab/></text:span></text:p>
      <text:p text:style-name="P12"><text:span text:style-name="T2"><text:tab/><text:tab/><text:tab/><text:tab/>JPanel panel = </text:span><text:span text:style-name="T18">new</text:span><text:span text:style-name="T2"> JPanel();</text:span></text:p>
      <text:p text:style-name="P12"><text:span text:style-name="T2"><text:tab/><text:tab/><text:tab/><text:tab/>panel.add(label);</text:span></text:p>
      <text:p text:style-name="P12"><text:span text:style-name="T2"><text:tab/><text:tab/><text:tab/><text:tab/>panel.add(text);</text:span></text:p>
      <text:p text:style-name="P12"><text:span text:style-name="T2"><text:tab/><text:tab/><text:tab/><text:tab/>panel.add(label1);</text:span></text:p>
      <text:p text:style-name="P12"><text:span text:style-name="T2"><text:tab/><text:tab/><text:tab/><text:tab/></text:span></text:p>
      <text:p text:style-name="P12"><text:span text:style-name="T2"><text:tab/><text:tab/><text:tab/><text:tab/>panel.add(text1);</text:span></text:p>
      <text:p text:style-name="P12"><text:span text:style-name="T2"><text:tab/><text:tab/><text:tab/><text:tab/>frame.add(panel);</text:span></text:p>
      <text:p text:style-name="P12"><text:span text:style-name="T2"><text:tab/><text:tab/><text:tab/></text:span></text:p>
      <text:p text:style-name="P12"><text:span text:style-name="T2"><text:tab/><text:tab/><text:tab/><text:tab/>frame.setSize(300, 300);</text:span></text:p>
      <text:p text:style-name="P12"><text:span text:style-name="T2"><text:tab/><text:tab/><text:tab/><text:tab/>frame.setVisible(</text:span><text:span text:style-name="T18">true</text:span><text:span text:style-name="T2">);</text:span></text:p>
      <text:p text:style-name="P12"><text:span text:style-name="T2"><text:tab/></text:span></text:p>
      <text:p text:style-name="P12"><text:span text:style-name="T2"><text:tab/><text:tab/><text:tab/>}</text:span></text:p>
      <text:p text:style-name="P11"><text:span text:style-name="T2">}</text:span></text:p>
      <text:p text:style-name="P8"><text:span text:style-name="T2"/></text:p>
      <text:p text:style-name="P9"><text:span text:style-name="T12">7.</text:span></text:p>
      <text:p text:style-name="P12"><text:span text:style-name="T18">import</text:span><text:span text:style-name="T2"> java.awt.Button;</text:span></text:p>
      <text:p text:style-name="P18"/>
      <text:p text:style-name="P12"><text:span text:style-name="T18">import</text:span><text:span text:style-name="T2"> javax.swing.JButton;</text:span></text:p>
      <text:p text:style-name="P12"><text:span text:style-name="T18">import</text:span><text:span text:style-name="T2"> javax.swing.JFrame;</text:span></text:p>
      <text:p text:style-name="P12"><text:span text:style-name="T18">import</text:span><text:span text:style-name="T2"> javax.swing.JLabel;</text:span></text:p>
      <text:p text:style-name="P12"><text:span text:style-name="T18">import</text:span><text:span text:style-name="T2"> javax.swing.JPanel;</text:span></text:p>
      <text:p text:style-name="P12"><text:span text:style-name="T18">import</text:span><text:span text:style-name="T2"> javax.swing.JPasswordField;</text:span></text:p>
      <text:p text:style-name="P12"><text:span text:style-name="T18">import</text:span><text:span text:style-name="T2"> javax.swing.JTextField;</text:span></text:p>
      <text:p text:style-name="P18"/>
      <text:p text:style-name="P12"><text:span text:style-name="T18">public</text:span><text:span text:style-name="T2"> </text:span><text:span text:style-name="T18">class</text:span><text:span text:style-name="T2"> UserCode </text:span></text:p>
      <text:p text:style-name="P12"><text:span text:style-name="T2">{</text:span></text:p>
      <text:p text:style-name="P12"><text:span text:style-name="T2"><text:tab/><text:tab/><text:tab/></text:span><text:span text:style-name="T18">public</text:span><text:span text:style-name="T2"> </text:span><text:span text:style-name="T18">void</text:span><text:span text:style-name="T2"> makeFrame()</text:span></text:p>
      <text:p text:style-name="P12"><text:span text:style-name="T2"><text:tab/><text:tab/><text:tab/>{</text:span></text:p>
      <text:p text:style-name="P12"><text:span text:style-name="T2"><text:tab/><text:tab/><text:tab/></text:span></text:p>
      <text:p text:style-name="P12"><text:span text:style-name="T2"><text:tab/><text:tab/><text:tab/><text:tab/></text:span><text:span text:style-name="T29">/*</text:span></text:p>
      <text:p text:style-name="P12"><text:span text:style-name="T29"><text:tab/><text:tab/><text:tab/><text:tab/> * Write a Program to Make a Frame Screen According to the Expected Result.</text:span></text:p>
      <text:p text:style-name="P12"><text:span text:style-name="T29"><text:tab/><text:tab/><text:tab/><text:tab/> * Add a Label and TextField and PasswordField and a Button</text:span></text:p>
      <text:p text:style-name="P12"><text:span text:style-name="T29"><text:tab/><text:tab/><text:tab/><text:tab/> */</text:span></text:p>
      <text:p text:style-name="P12"><text:span text:style-name="T2"><text:tab/><text:tab/><text:tab/><text:tab/>JFrame frame = </text:span><text:span text:style-name="T18">new</text:span><text:span text:style-name="T2"> JFrame(</text:span><text:span text:style-name="T22">"Sparta"</text:span><text:span text:style-name="T2">);</text:span></text:p>
      <text:p text:style-name="P12"><text:span text:style-name="T2"><text:tab/><text:tab/><text:tab/><text:tab/>JLabel label = </text:span><text:span text:style-name="T18">new</text:span><text:span text:style-name="T2"> JLabel(</text:span><text:span text:style-name="T22">"Enter Name"</text:span><text:span text:style-name="T2">);</text:span></text:p>
      <text:p text:style-name="P12"><text:soft-page-break/><text:span text:style-name="T2"><text:tab/><text:tab/><text:tab/><text:tab/>JTextField text = </text:span><text:span text:style-name="T18">new</text:span><text:span text:style-name="T2"> JTextField(100);</text:span></text:p>
      <text:p text:style-name="P12"><text:span text:style-name="T2"><text:tab/><text:tab/><text:tab/><text:tab/></text:span></text:p>
      <text:p text:style-name="P12"><text:span text:style-name="T2"><text:tab/><text:tab/><text:tab/><text:tab/>JLabel label1 = </text:span><text:span text:style-name="T18">new</text:span><text:span text:style-name="T2"> JLabel(</text:span><text:span text:style-name="T22">"Enter Password"</text:span><text:span text:style-name="T2">);</text:span></text:p>
      <text:p text:style-name="P12"><text:span text:style-name="T2"><text:tab/><text:tab/><text:tab/><text:tab/>JPasswordField pwd = </text:span><text:span text:style-name="T18">new</text:span><text:span text:style-name="T2"> JPasswordField(20);</text:span></text:p>
      <text:p text:style-name="P12"><text:span text:style-name="T2"><text:tab/><text:tab/><text:tab/><text:tab/></text:span></text:p>
      <text:p text:style-name="P12"><text:span text:style-name="T2"><text:tab/><text:tab/><text:tab/><text:tab/> <text:s text:c="2"/>Button b=</text:span><text:span text:style-name="T18">new</text:span><text:span text:style-name="T2"> Button(</text:span><text:span text:style-name="T22">"Click Here"</text:span><text:span text:style-name="T2">); <text:s/></text:span></text:p>
      <text:p text:style-name="P12"><text:span text:style-name="T2"><text:tab/><text:tab/><text:tab/><text:tab/> <text:s text:c="2"/>b.setBounds(450,100,480,430); <text:s/></text:span></text:p>
      <text:p text:style-name="P12"><text:span text:style-name="T2"><text:tab/><text:tab/><text:tab/><text:tab/></text:span></text:p>
      <text:p text:style-name="P12"><text:span text:style-name="T2"><text:tab/><text:tab/><text:tab/><text:tab/>JPanel panel = </text:span><text:span text:style-name="T18">new</text:span><text:span text:style-name="T2"> JPanel();</text:span></text:p>
      <text:p text:style-name="P12"><text:span text:style-name="T2"><text:tab/><text:tab/><text:tab/><text:tab/>panel.add(label);</text:span></text:p>
      <text:p text:style-name="P12"><text:span text:style-name="T2"><text:tab/><text:tab/><text:tab/><text:tab/>panel.add(text);</text:span></text:p>
      <text:p text:style-name="P12"><text:span text:style-name="T2"><text:tab/><text:tab/><text:tab/><text:tab/>panel.add(label1);</text:span></text:p>
      <text:p text:style-name="P12"><text:span text:style-name="T2"><text:tab/><text:tab/><text:tab/><text:tab/>panel.add(pwd);</text:span></text:p>
      <text:p text:style-name="P12"><text:span text:style-name="T2"><text:tab/><text:tab/><text:tab/><text:tab/>panel.add(b);</text:span></text:p>
      <text:p text:style-name="P12"><text:span text:style-name="T2"><text:tab/><text:tab/><text:tab/>frame.add(panel);</text:span></text:p>
      <text:p text:style-name="P12"><text:span text:style-name="T2"><text:tab/><text:tab/><text:tab/>frame.setSize(250, 300);</text:span></text:p>
      <text:p text:style-name="P12"><text:span text:style-name="T2"><text:tab/><text:tab/><text:tab/>frame.setVisible(</text:span><text:span text:style-name="T18">true</text:span><text:span text:style-name="T2">);</text:span></text:p>
      <text:p text:style-name="P12"><text:span text:style-name="T2">}</text:span></text:p>
      <text:p text:style-name="P27"><text:span text:style-name="T2">}</text:span></text:p>
      <text:p text:style-name="P20"><text:span text:style-name="T2"/></text:p>
      <text:p text:style-name="P12"><text:span text:style-name="T12">8.</text:span></text:p>
      <text:p text:style-name="P12"><text:span text:style-name="T18">import</text:span><text:span text:style-name="T2"> java.awt.Button;</text:span></text:p>
      <text:p text:style-name="P12"><text:span text:style-name="T18">import</text:span><text:span text:style-name="T2"> java.awt.event.ActionEvent;</text:span></text:p>
      <text:p text:style-name="P12"><text:span text:style-name="T18">import</text:span><text:span text:style-name="T2"> java.awt.event.ActionListener;</text:span></text:p>
      <text:p text:style-name="P18"/>
      <text:p text:style-name="P12"><text:span text:style-name="T18">import</text:span><text:span text:style-name="T2"> </text:span><text:span text:style-name="T12">javax.swing.JButton</text:span><text:span text:style-name="T2">;</text:span></text:p>
      <text:p text:style-name="P12"><text:span text:style-name="T18">import</text:span><text:span text:style-name="T2"> javax.swing.JComboBox;</text:span></text:p>
      <text:p text:style-name="P12"><text:span text:style-name="T18">import</text:span><text:span text:style-name="T2"> </text:span><text:span text:style-name="T12">javax.swing.JFrame</text:span><text:span text:style-name="T2">;</text:span></text:p>
      <text:p text:style-name="P12"><text:span text:style-name="T18">import</text:span><text:span text:style-name="T2"> </text:span><text:span text:style-name="T12">javax.swing.JLabel</text:span><text:span text:style-name="T2">;</text:span></text:p>
      <text:p text:style-name="P12"><text:span text:style-name="T18">import</text:span><text:span text:style-name="T2"> </text:span><text:span text:style-name="T12">javax.swing.JPanel</text:span><text:span text:style-name="T2">;</text:span></text:p>
      <text:p text:style-name="P12"><text:span text:style-name="T18">import</text:span><text:span text:style-name="T2"> javax.swing.JPasswordField;</text:span></text:p>
      <text:p text:style-name="P12"><text:span text:style-name="T18">import</text:span><text:span text:style-name="T2"> javax.swing.JTextField;</text:span></text:p>
      <text:p text:style-name="P18"/>
      <text:p text:style-name="P12"><text:span text:style-name="T18">public</text:span><text:span text:style-name="T2"> </text:span><text:span text:style-name="T18">class</text:span><text:span text:style-name="T2"> </text:span><text:span text:style-name="T12">UserCode</text:span><text:span text:style-name="T2"> {</text:span></text:p>
      <text:p text:style-name="P12"><text:span text:style-name="T2"><text:tab/></text:span><text:span text:style-name="T18">public</text:span><text:span text:style-name="T2"> </text:span><text:span text:style-name="T18">void</text:span><text:span text:style-name="T2"> makeFrame() {</text:span></text:p>
      <text:p text:style-name="P18"/>
      <text:p text:style-name="P12"><text:span text:style-name="T2"><text:tab/><text:tab/></text:span><text:span text:style-name="T29">/*</text:span></text:p>
      <text:p text:style-name="P12"><text:span text:style-name="T29"><text:tab/><text:tab/> * Write a Program to Make a Frame Screen According to the Expected</text:span></text:p>
      <text:p text:style-name="P12"><text:span text:style-name="T29"><text:tab/><text:tab/> * Result. Add a Label and TextField , PasswordField ,ComboBox and a</text:span></text:p>
      <text:p text:style-name="P12"><text:span text:style-name="T29"><text:tab/><text:tab/> * Button</text:span></text:p>
      <text:p text:style-name="P12"><text:span text:style-name="T29"><text:tab/><text:tab/> */</text:span></text:p>
      <text:p text:style-name="P12"><text:span text:style-name="T2"><text:tab/><text:tab/>JFrame frame = </text:span><text:span text:style-name="T18">new</text:span><text:span text:style-name="T2"> JFrame(</text:span><text:span text:style-name="T22">"Sparta"</text:span><text:span text:style-name="T2">);</text:span></text:p>
      <text:p text:style-name="P12"><text:span text:style-name="T2"><text:tab/><text:tab/>JLabel label = </text:span><text:span text:style-name="T18">new</text:span><text:span text:style-name="T2"> JLabel(</text:span><text:span text:style-name="T22">"Enter Name"</text:span><text:span text:style-name="T2">);</text:span></text:p>
      <text:p text:style-name="P12"><text:span text:style-name="T2"><text:tab/><text:tab/>JTextField text = </text:span><text:span text:style-name="T18">new</text:span><text:span text:style-name="T2"> JTextField(50);</text:span></text:p>
      <text:p text:style-name="P12"><text:span text:style-name="T2"><text:tab/><text:tab/></text:span></text:p>
      <text:p text:style-name="P12"><text:span text:style-name="T2"><text:tab/><text:tab/>JLabel label1 = </text:span><text:span text:style-name="T18">new</text:span><text:span text:style-name="T2"> JLabel(</text:span><text:span text:style-name="T22">"Enter Password"</text:span><text:span text:style-name="T2">);</text:span></text:p>
      <text:p text:style-name="P12"><text:span text:style-name="T2"><text:tab/><text:tab/>JPasswordField pwd = </text:span><text:span text:style-name="T18">new</text:span><text:span text:style-name="T2"> JPasswordField(20);</text:span></text:p>
      <text:p text:style-name="P12"><text:span text:style-name="T2"><text:tab/><text:tab/></text:span></text:p>
      <text:p text:style-name="P12"><text:span text:style-name="T2"><text:tab/><text:tab/>JLabel label2 = </text:span><text:span text:style-name="T18">new</text:span><text:span text:style-name="T2"> JLabel(</text:span><text:span text:style-name="T22">"Enter city"</text:span><text:span text:style-name="T2">);</text:span></text:p>
      <text:p text:style-name="P12"><text:span text:style-name="T2"><text:tab/><text:tab/>String country[]= {</text:span><text:span text:style-name="T22">"India"</text:span><text:span text:style-name="T2">,</text:span><text:span text:style-name="T22">"Aus"</text:span><text:span text:style-name="T2">,</text:span><text:span text:style-name="T22">"U.S.A"</text:span><text:span text:style-name="T2">,</text:span><text:span text:style-name="T22">"England"</text:span><text:span text:style-name="T2">,</text:span><text:span text:style-name="T22">"Newzealand"</text:span><text:span text:style-name="T2">}; <text:s/></text:span></text:p>
      <text:p text:style-name="P12"><text:span text:style-name="T2"><text:tab/><text:tab/>JComboBox combo = </text:span><text:span text:style-name="T18">new</text:span><text:span text:style-name="T2"> JComboBox(country);</text:span></text:p>
      <text:p text:style-name="P12"><text:span text:style-name="T2"><text:tab/><text:tab/></text:span></text:p>
      <text:p text:style-name="P12"><text:span text:style-name="T2"><text:tab/><text:tab/> <text:s text:c="2"/>Button b=</text:span><text:span text:style-name="T18">new</text:span><text:span text:style-name="T2"> Button(</text:span><text:span text:style-name="T22">"Register"</text:span><text:span text:style-name="T2">); <text:s/></text:span></text:p>
      <text:p text:style-name="P12"><text:span text:style-name="T2"><text:tab/><text:tab/> <text:s text:c="2"/>b.setBounds(70,100,80,130); <text:s/></text:span></text:p>
      <text:p text:style-name="P12"><text:span text:style-name="T2"><text:tab/><text:tab/></text:span></text:p>
      <text:p text:style-name="P12"><text:span text:style-name="T2"><text:tab/><text:tab/>JPanel panel = </text:span><text:span text:style-name="T18">new</text:span><text:span text:style-name="T2"> JPanel();</text:span></text:p>
      <text:p text:style-name="P12"><text:span text:style-name="T2"><text:tab/><text:tab/>panel.add(label);</text:span></text:p>
      <text:p text:style-name="P12"><text:soft-page-break/><text:span text:style-name="T2"><text:tab/><text:tab/>panel.add(text);</text:span></text:p>
      <text:p text:style-name="P12"><text:span text:style-name="T2"><text:tab/><text:tab/>panel.add(label1);</text:span></text:p>
      <text:p text:style-name="P12"><text:span text:style-name="T2"><text:tab/><text:tab/>panel.add(pwd);</text:span></text:p>
      <text:p text:style-name="P12"><text:span text:style-name="T2"><text:tab/><text:tab/>panel.add(label2);</text:span></text:p>
      <text:p text:style-name="P12"><text:span text:style-name="T2"><text:tab/><text:tab/>panel.add(combo);</text:span></text:p>
      <text:p text:style-name="P12"><text:span text:style-name="T2"><text:tab/><text:tab/>panel.add(b);</text:span></text:p>
      <text:p text:style-name="P12"><text:span text:style-name="T2"><text:tab/>frame.add(panel);</text:span></text:p>
      <text:p text:style-name="P12"><text:span text:style-name="T2"><text:tab/>frame.setSize(250, 300);</text:span></text:p>
      <text:p text:style-name="P12"><text:span text:style-name="T2"><text:tab/>frame.setVisible(</text:span><text:span text:style-name="T18">true</text:span><text:span text:style-name="T2">);</text:span></text:p>
      <text:p text:style-name="P12"><text:span text:style-name="T2">}</text:span></text:p>
      <text:p text:style-name="P27"><text:span text:style-name="T2">}</text:span></text:p>
      <text:p text:style-name="P12"><text:span text:style-name="T2"/></text:p>
      <text:p text:style-name="P19">9.</text:p>
      <text:p text:style-name="P19"><text:span text:style-name="T21">import</text:span><text:span text:style-name="T14"> java.awt.Button;</text:span></text:p>
      <text:p text:style-name="P18"/>
      <text:p text:style-name="P12"><text:span text:style-name="T18">import</text:span><text:span text:style-name="T2"> </text:span><text:span text:style-name="T12">javax.swing.JButton</text:span><text:span text:style-name="T2">;</text:span></text:p>
      <text:p text:style-name="P12"><text:span text:style-name="T18">import</text:span><text:span text:style-name="T2"> javax.swing.JFrame;</text:span></text:p>
      <text:p text:style-name="P12"><text:span text:style-name="T18">import</text:span><text:span text:style-name="T2"> javax.swing.JLabel;</text:span></text:p>
      <text:p text:style-name="P12"><text:span text:style-name="T18">import</text:span><text:span text:style-name="T2"> javax.swing.JPanel;</text:span></text:p>
      <text:p text:style-name="P12"><text:span text:style-name="T18">import</text:span><text:span text:style-name="T2"> javax.swing.JRadioButton;</text:span></text:p>
      <text:p text:style-name="P18"/>
      <text:p text:style-name="P12"><text:span text:style-name="T18">public</text:span><text:span text:style-name="T2"> </text:span><text:span text:style-name="T18">class</text:span><text:span text:style-name="T2"> UserCode </text:span></text:p>
      <text:p text:style-name="P12"><text:span text:style-name="T2">{</text:span></text:p>
      <text:p text:style-name="P12"><text:span text:style-name="T2"><text:tab/><text:tab/><text:tab/></text:span><text:span text:style-name="T18">public</text:span><text:span text:style-name="T2"> </text:span><text:span text:style-name="T18">void</text:span><text:span text:style-name="T2"> makeFrame()</text:span></text:p>
      <text:p text:style-name="P12"><text:span text:style-name="T2"><text:tab/><text:tab/><text:tab/>{</text:span></text:p>
      <text:p text:style-name="P12"><text:span text:style-name="T2"><text:tab/><text:tab/><text:tab/><text:tab/></text:span><text:span text:style-name="T29">/*</text:span></text:p>
      <text:p text:style-name="P12"><text:span text:style-name="T29"><text:tab/><text:tab/><text:tab/><text:tab/> * Write a Program to Make a Frame Screen According to the Expected Result.</text:span></text:p>
      <text:p text:style-name="P12"><text:span text:style-name="T29"><text:tab/><text:tab/><text:tab/><text:tab/> * Add </text:span><text:span text:style-name="T30">Labal</text:span><text:span text:style-name="T29"> ,RadioButton and Button</text:span></text:p>
      <text:p text:style-name="P12"><text:span text:style-name="T29"><text:tab/><text:tab/><text:tab/><text:tab/> */</text:span></text:p>
      <text:p text:style-name="P12"><text:span text:style-name="T2"><text:tab/><text:tab/><text:tab/><text:tab/>JFrame </text:span><text:span text:style-name="T16">frame</text:span><text:span text:style-name="T2"> = </text:span><text:span text:style-name="T18">new</text:span><text:span text:style-name="T2"> JFrame(</text:span><text:span text:style-name="T22">"Sparta"</text:span><text:span text:style-name="T2">);</text:span></text:p>
      <text:p text:style-name="P12"><text:span text:style-name="T2"><text:tab/><text:tab/><text:tab/><text:tab/></text:span></text:p>
      <text:p text:style-name="P12"><text:span text:style-name="T2"><text:tab/><text:tab/><text:tab/><text:tab/>JLabel </text:span><text:span text:style-name="T16">label</text:span><text:span text:style-name="T2"> = </text:span><text:span text:style-name="T18">new</text:span><text:span text:style-name="T2"> JLabel(</text:span><text:span text:style-name="T22">"Select Gender"</text:span><text:span text:style-name="T2">);</text:span></text:p>
      <text:p text:style-name="P12"><text:span text:style-name="T2"><text:tab/><text:tab/><text:tab/><text:tab/>JRadioButton </text:span><text:span text:style-name="T16">r1</text:span><text:span text:style-name="T2">=</text:span><text:span text:style-name="T18">new</text:span><text:span text:style-name="T2"> JRadioButton(</text:span><text:span text:style-name="T22">"Male"</text:span><text:span text:style-name="T2">); <text:s text:c="3"/></text:span></text:p>
      <text:p text:style-name="P12"><text:span text:style-name="T2"><text:tab/><text:tab/><text:tab/><text:tab/>JRadioButton </text:span><text:span text:style-name="T16">r2</text:span><text:span text:style-name="T2">=</text:span><text:span text:style-name="T18">new</text:span><text:span text:style-name="T2"> JRadioButton(</text:span><text:span text:style-name="T22">"Female"</text:span><text:span text:style-name="T2">); <text:s text:c="2"/></text:span></text:p>
      <text:p text:style-name="P12"><text:span text:style-name="T2"><text:tab/><text:tab/><text:tab/><text:tab/></text:span></text:p>
      <text:p text:style-name="P12"><text:span text:style-name="T2"><text:tab/><text:tab/><text:tab/><text:tab/> Button </text:span><text:span text:style-name="T16">b</text:span><text:span text:style-name="T2">=</text:span><text:span text:style-name="T18">new</text:span><text:span text:style-name="T2"> Button(</text:span><text:span text:style-name="T22">"Register"</text:span><text:span text:style-name="T2">); <text:s/></text:span></text:p>
      <text:p text:style-name="P12"><text:span text:style-name="T2"><text:tab/><text:tab/><text:tab/><text:tab/>JPanel </text:span><text:span text:style-name="T16">panel</text:span><text:span text:style-name="T2"> = </text:span><text:span text:style-name="T18">new</text:span><text:span text:style-name="T2"> JPanel();</text:span></text:p>
      <text:p text:style-name="P12"><text:span text:style-name="T2"><text:tab/><text:tab/><text:tab/><text:tab/></text:span><text:span text:style-name="T16">panel</text:span><text:span text:style-name="T2">.add(</text:span><text:span text:style-name="T16">label</text:span><text:span text:style-name="T2">);</text:span></text:p>
      <text:p text:style-name="P12"><text:span text:style-name="T2"><text:tab/><text:tab/><text:tab/><text:tab/></text:span><text:span text:style-name="T16">panel</text:span><text:span text:style-name="T2">.add(</text:span><text:span text:style-name="T16">r1</text:span><text:span text:style-name="T2">);</text:span></text:p>
      <text:p text:style-name="P12"><text:span text:style-name="T2"><text:tab/><text:tab/><text:tab/><text:tab/></text:span><text:span text:style-name="T16">panel</text:span><text:span text:style-name="T2">.add(</text:span><text:span text:style-name="T16">r2</text:span><text:span text:style-name="T2">);</text:span></text:p>
      <text:p text:style-name="P12"><text:span text:style-name="T2"><text:tab/><text:tab/><text:tab/><text:tab/></text:span><text:span text:style-name="T16">panel</text:span><text:span text:style-name="T2">.add(</text:span><text:span text:style-name="T16">b</text:span><text:span text:style-name="T2">);</text:span></text:p>
      <text:p text:style-name="P12"><text:span text:style-name="T2"><text:tab/><text:tab/><text:tab/><text:tab/></text:span></text:p>
      <text:p text:style-name="P12"><text:span text:style-name="T2"><text:tab/><text:tab/><text:tab/></text:span><text:span text:style-name="T16">frame</text:span><text:span text:style-name="T2">.add(</text:span><text:span text:style-name="T16">panel</text:span><text:span text:style-name="T2">);</text:span></text:p>
      <text:p text:style-name="P12"><text:span text:style-name="T2"><text:tab/><text:tab/><text:tab/></text:span><text:span text:style-name="T16">frame</text:span><text:span text:style-name="T2">.setSize(250, 300);</text:span></text:p>
      <text:p text:style-name="P12"><text:span text:style-name="T2"><text:tab/><text:tab/><text:tab/></text:span><text:span text:style-name="T16">frame</text:span><text:span text:style-name="T2">.setVisible(</text:span><text:span text:style-name="T18">true</text:span><text:span text:style-name="T2">);</text:span></text:p>
      <text:p text:style-name="P12"><text:span text:style-name="T2"><text:tab/><text:tab/>}</text:span></text:p>
      <text:p text:style-name="P29"><text:span text:style-name="T14"><text:tab/>}</text:span></text:p>
      <text:p text:style-name="P19"><text:span text:style-name="T14"/></text:p>
      <text:p text:style-name="P21"><text:span text:style-name="T10">10.</text:span></text:p>
      <text:p text:style-name="P21"><text:span text:style-name="T10"/></text:p>
      <text:p text:style-name="P21"><text:span text:style-name="T18">import</text:span><text:span text:style-name="T2"> java.awt.Button;</text:span></text:p>
      <text:p text:style-name="P18"/>
      <text:p text:style-name="P12"><text:span text:style-name="T18">import</text:span><text:span text:style-name="T2"> javax.swing.JButton;</text:span></text:p>
      <text:p text:style-name="P12"><text:span text:style-name="T18">import</text:span><text:span text:style-name="T2"> javax.swing.JCheckBox;</text:span></text:p>
      <text:p text:style-name="P12"><text:span text:style-name="T18">import</text:span><text:span text:style-name="T2"> javax.swing.JFrame;</text:span></text:p>
      <text:p text:style-name="P12"><text:span text:style-name="T18">import</text:span><text:span text:style-name="T2"> javax.swing.JLabel;</text:span></text:p>
      <text:p text:style-name="P12"><text:soft-page-break/><text:span text:style-name="T18">import</text:span><text:span text:style-name="T2"> javax.swing.JPanel;</text:span></text:p>
      <text:p text:style-name="P18"/>
      <text:p text:style-name="P12"><text:span text:style-name="T18">public</text:span><text:span text:style-name="T2"> </text:span><text:span text:style-name="T18">class</text:span><text:span text:style-name="T2"> </text:span><text:span text:style-name="T12">UserCode</text:span><text:span text:style-name="T2"> </text:span></text:p>
      <text:p text:style-name="P12"><text:span text:style-name="T2">{</text:span></text:p>
      <text:p text:style-name="P12"><text:span text:style-name="T2"><text:tab/><text:tab/><text:tab/></text:span><text:span text:style-name="T18">public</text:span><text:span text:style-name="T2"> </text:span><text:span text:style-name="T18">void</text:span><text:span text:style-name="T2"> makeFrame()</text:span></text:p>
      <text:p text:style-name="P12"><text:span text:style-name="T2"><text:tab/><text:tab/><text:tab/>{</text:span></text:p>
      <text:p text:style-name="P12"><text:span text:style-name="T2"><text:tab/><text:tab/><text:tab/></text:span></text:p>
      <text:p text:style-name="P12"><text:span text:style-name="T2"><text:tab/><text:tab/><text:tab/><text:tab/></text:span><text:span text:style-name="T29">/*</text:span></text:p>
      <text:p text:style-name="P12"><text:span text:style-name="T29"><text:tab/><text:tab/><text:tab/><text:tab/> * Write a Program to Make a Frame Screen According to the Expected Result.</text:span></text:p>
      <text:p text:style-name="P12"><text:span text:style-name="T29"><text:tab/><text:tab/><text:tab/><text:tab/> * Add Label ,Check Boxes and Button</text:span></text:p>
      <text:p text:style-name="P12"><text:span text:style-name="T29"><text:tab/><text:tab/><text:tab/><text:tab/> */</text:span></text:p>
      <text:p text:style-name="P12"><text:span text:style-name="T2">JFrame </text:span><text:span text:style-name="T16">frame</text:span><text:span text:style-name="T2"> = </text:span><text:span text:style-name="T18">new</text:span><text:span text:style-name="T2"> JFrame(</text:span><text:span text:style-name="T22">"Sparta"</text:span><text:span text:style-name="T2">);</text:span></text:p>
      <text:p text:style-name="P12"><text:span text:style-name="T2"><text:tab/><text:tab/><text:tab/><text:tab/></text:span></text:p>
      <text:p text:style-name="P12"><text:span text:style-name="T2"><text:tab/><text:tab/><text:tab/><text:tab/>JLabel </text:span><text:span text:style-name="T16">label</text:span><text:span text:style-name="T2"> = </text:span><text:span text:style-name="T18">new</text:span><text:span text:style-name="T2"> JLabel(</text:span><text:span text:style-name="T22">"Select You Hobbies"</text:span><text:span text:style-name="T2">);</text:span></text:p>
      <text:p text:style-name="P12"><text:span text:style-name="T2"><text:tab/><text:tab/><text:tab/><text:tab/>JCheckBox </text:span><text:span text:style-name="T16">check</text:span><text:span text:style-name="T2"> = </text:span><text:span text:style-name="T18">new</text:span><text:span text:style-name="T2"> JCheckBox(</text:span><text:span text:style-name="T22">"Reading"</text:span><text:span text:style-name="T2">);</text:span></text:p>
      <text:p text:style-name="P12"><text:span text:style-name="T2"><text:tab/><text:tab/><text:tab/><text:tab/>JCheckBox </text:span><text:span text:style-name="T16">check1</text:span><text:span text:style-name="T2"> = </text:span><text:span text:style-name="T18">new</text:span><text:span text:style-name="T2"> JCheckBox(</text:span><text:span text:style-name="T22">"Sleeping"</text:span><text:span text:style-name="T2">);</text:span></text:p>
      <text:p text:style-name="P12"><text:span text:style-name="T2"><text:tab/><text:tab/><text:tab/><text:tab/></text:span></text:p>
      <text:p text:style-name="P12"><text:span text:style-name="T2"><text:tab/><text:tab/><text:tab/><text:tab/> Button </text:span><text:span text:style-name="T16">b</text:span><text:span text:style-name="T2">=</text:span><text:span text:style-name="T18">new</text:span><text:span text:style-name="T2"> Button(</text:span><text:span text:style-name="T22">"Register"</text:span><text:span text:style-name="T2">); <text:s/></text:span></text:p>
      <text:p text:style-name="P12"><text:span text:style-name="T2"><text:tab/><text:tab/><text:tab/><text:tab/>JPanel </text:span><text:span text:style-name="T16">panel</text:span><text:span text:style-name="T2"> = </text:span><text:span text:style-name="T18">new</text:span><text:span text:style-name="T2"> JPanel();</text:span></text:p>
      <text:p text:style-name="P12"><text:span text:style-name="T2"><text:tab/><text:tab/><text:tab/><text:tab/></text:span><text:span text:style-name="T16">panel</text:span><text:span text:style-name="T2">.add(</text:span><text:span text:style-name="T16">label</text:span><text:span text:style-name="T2">);</text:span></text:p>
      <text:p text:style-name="P12"><text:span text:style-name="T2"><text:tab/><text:tab/><text:tab/><text:tab/></text:span><text:span text:style-name="T16">panel</text:span><text:span text:style-name="T2">.add(</text:span><text:span text:style-name="T16">check</text:span><text:span text:style-name="T2">);</text:span></text:p>
      <text:p text:style-name="P12"><text:span text:style-name="T2"><text:tab/><text:tab/><text:tab/><text:tab/></text:span><text:span text:style-name="T16">panel</text:span><text:span text:style-name="T2">.add(</text:span><text:span text:style-name="T16">check1</text:span><text:span text:style-name="T2">);</text:span></text:p>
      <text:p text:style-name="P12"><text:span text:style-name="T2"><text:tab/><text:tab/><text:tab/><text:tab/></text:span></text:p>
      <text:p text:style-name="P12"><text:span text:style-name="T2"><text:tab/><text:tab/><text:tab/><text:tab/></text:span><text:span text:style-name="T16">panel</text:span><text:span text:style-name="T2">.add(</text:span><text:span text:style-name="T16">b</text:span><text:span text:style-name="T2">);</text:span></text:p>
      <text:p text:style-name="P12"><text:span text:style-name="T2"><text:tab/><text:tab/><text:tab/><text:tab/></text:span></text:p>
      <text:p text:style-name="P12"><text:span text:style-name="T2"><text:tab/><text:tab/><text:tab/></text:span><text:span text:style-name="T16">frame</text:span><text:span text:style-name="T2">.add(</text:span><text:span text:style-name="T16">panel</text:span><text:span text:style-name="T2">);</text:span></text:p>
      <text:p text:style-name="P12"><text:span text:style-name="T2"><text:tab/><text:tab/><text:tab/></text:span><text:span text:style-name="T16">frame</text:span><text:span text:style-name="T2">.setSize(250, 300);</text:span></text:p>
      <text:p text:style-name="P12"><text:span text:style-name="T2"><text:tab/><text:tab/><text:tab/></text:span><text:span text:style-name="T16">frame</text:span><text:span text:style-name="T2">.setVisible(</text:span><text:span text:style-name="T18">true</text:span><text:span text:style-name="T2">);</text:span></text:p>
      <text:p text:style-name="P12"><text:span text:style-name="T2"><text:tab/><text:tab/>}</text:span></text:p>
      <text:p text:style-name="P21"><text:span text:style-name="T2"><text:tab/>}</text:span></text:p>
      <text:p text:style-name="P31"><text:span text:style-name="T2"/></text:p>
      <text:p text:style-name="P21"><text:span text:style-name="T2">11.</text:span></text:p>
      <text:p text:style-name="P21"><text:span text:style-name="T18">import</text:span><text:span text:style-name="T2"> java.awt.Button;</text:span></text:p>
      <text:p text:style-name="P18"/>
      <text:p text:style-name="P12"><text:span text:style-name="T18">import</text:span><text:span text:style-name="T2"> </text:span><text:span text:style-name="T12">javax.swing.JButton</text:span><text:span text:style-name="T2">;</text:span></text:p>
      <text:p text:style-name="P12"><text:span text:style-name="T18">import</text:span><text:span text:style-name="T2"> javax.swing.JFrame;</text:span></text:p>
      <text:p text:style-name="P12"><text:span text:style-name="T18">import</text:span><text:span text:style-name="T2"> javax.swing.JLabel;</text:span></text:p>
      <text:p text:style-name="P12"><text:span text:style-name="T18">import</text:span><text:span text:style-name="T2"> javax.swing.JPanel;</text:span></text:p>
      <text:p text:style-name="P12"><text:span text:style-name="T18">import</text:span><text:span text:style-name="T2"> javax.swing.JTextArea;</text:span></text:p>
      <text:p text:style-name="P12"><text:span text:style-name="T18">public</text:span><text:span text:style-name="T2"> </text:span><text:span text:style-name="T18">class</text:span><text:span text:style-name="T2"> UserCode </text:span></text:p>
      <text:p text:style-name="P12"><text:span text:style-name="T2">{</text:span></text:p>
      <text:p text:style-name="P12"><text:span text:style-name="T2"><text:tab/><text:tab/><text:tab/></text:span><text:span text:style-name="T18">public</text:span><text:span text:style-name="T2"> </text:span><text:span text:style-name="T18">void</text:span><text:span text:style-name="T2"> makeFrame()</text:span></text:p>
      <text:p text:style-name="P12"><text:span text:style-name="T2"><text:tab/><text:tab/><text:tab/>{</text:span></text:p>
      <text:p text:style-name="P12"><text:span text:style-name="T2"><text:tab/><text:tab/><text:tab/><text:tab/></text:span><text:span text:style-name="T29">/*</text:span></text:p>
      <text:p text:style-name="P12"><text:span text:style-name="T29"><text:tab/><text:tab/><text:tab/><text:tab/> * Write a Program to Make a Frame Screen According to the Expected Result.</text:span></text:p>
      <text:p text:style-name="P12"><text:span text:style-name="T29"><text:tab/><text:tab/><text:tab/><text:tab/> * Add Label ,TextArea and Button</text:span></text:p>
      <text:p text:style-name="P12"><text:span text:style-name="T29"><text:tab/><text:tab/><text:tab/><text:tab/> */</text:span></text:p>
      <text:p text:style-name="P12"><text:span text:style-name="T2"><text:tab/><text:tab/><text:tab/><text:tab/>JFrame </text:span><text:span text:style-name="T16">frame</text:span><text:span text:style-name="T2"> = </text:span><text:span text:style-name="T18">new</text:span><text:span text:style-name="T2"> JFrame(</text:span><text:span text:style-name="T22">"Sparta"</text:span><text:span text:style-name="T2">);</text:span></text:p>
      <text:p text:style-name="P12"><text:span text:style-name="T2"><text:tab/><text:tab/><text:tab/><text:tab/>JLabel </text:span><text:span text:style-name="T16">label</text:span><text:span text:style-name="T2"> = </text:span><text:span text:style-name="T18">new</text:span><text:span text:style-name="T2"> JLabel(</text:span><text:span text:style-name="T22">"Enter your feedback"</text:span><text:span text:style-name="T2">);</text:span></text:p>
      <text:p text:style-name="P12"><text:span text:style-name="T2"><text:tab/><text:tab/><text:tab/><text:tab/>JTextArea </text:span><text:span text:style-name="T16">area</text:span><text:span text:style-name="T2"> = </text:span><text:span text:style-name="T18">new</text:span><text:span text:style-name="T2"> JTextArea(10,20);</text:span></text:p>
      <text:p text:style-name="P12"><text:span text:style-name="T2"><text:tab/><text:tab/><text:tab/><text:tab/> </text:span><text:span text:style-name="T16">area</text:span><text:span text:style-name="T2">.setBounds(10,30, 300,300); <text:s/></text:span></text:p>
      <text:p text:style-name="P12"><text:span text:style-name="T2"><text:tab/><text:tab/><text:tab/><text:tab/> Button </text:span><text:span text:style-name="T16">b</text:span><text:span text:style-name="T2">=</text:span><text:span text:style-name="T18">new</text:span><text:span text:style-name="T2"> Button(</text:span><text:span text:style-name="T22">"Submit"</text:span><text:span text:style-name="T2">); <text:s/></text:span></text:p>
      <text:p text:style-name="P12"><text:span text:style-name="T2"><text:tab/><text:tab/><text:tab/><text:tab/><text:tab/>JPanel </text:span><text:span text:style-name="T16">panel</text:span><text:span text:style-name="T2"> = </text:span><text:span text:style-name="T18">new</text:span><text:span text:style-name="T2"> JPanel();</text:span></text:p>
      <text:p text:style-name="P12"><text:span text:style-name="T2"><text:tab/><text:tab/><text:tab/><text:tab/><text:tab/></text:span><text:span text:style-name="T16">panel</text:span><text:span text:style-name="T2">.add(</text:span><text:span text:style-name="T16">label</text:span><text:span text:style-name="T2">);</text:span></text:p>
      <text:p text:style-name="P12"><text:span text:style-name="T2"><text:tab/><text:tab/><text:tab/><text:tab/><text:tab/></text:span><text:span text:style-name="T16">panel</text:span><text:span text:style-name="T2">.add(</text:span><text:span text:style-name="T16">area</text:span><text:span text:style-name="T2">);</text:span></text:p>
      <text:p text:style-name="P12"><text:soft-page-break/><text:span text:style-name="T2"><text:tab/><text:tab/><text:tab/><text:tab/><text:tab/></text:span><text:span text:style-name="T16">panel</text:span><text:span text:style-name="T2">.add(</text:span><text:span text:style-name="T16">b</text:span><text:span text:style-name="T2">);</text:span></text:p>
      <text:p text:style-name="P12"><text:span text:style-name="T2"><text:tab/><text:tab/><text:tab/><text:tab/><text:tab/></text:span></text:p>
      <text:p text:style-name="P12"><text:span text:style-name="T2"><text:tab/><text:tab/><text:tab/><text:tab/></text:span><text:span text:style-name="T16">frame</text:span><text:span text:style-name="T2">.add(</text:span><text:span text:style-name="T16">panel</text:span><text:span text:style-name="T2">);</text:span></text:p>
      <text:p text:style-name="P12"><text:span text:style-name="T2"><text:tab/><text:tab/><text:tab/><text:tab/></text:span><text:span text:style-name="T16">frame</text:span><text:span text:style-name="T2">.setSize(250, 300);</text:span></text:p>
      <text:p text:style-name="P12"><text:span text:style-name="T2"><text:tab/><text:tab/><text:tab/><text:tab/></text:span><text:span text:style-name="T16">frame</text:span><text:span text:style-name="T2">.setVisible(</text:span><text:span text:style-name="T18">true</text:span><text:span text:style-name="T2">);</text:span></text:p>
      <text:p text:style-name="P12"><text:span text:style-name="T2"><text:tab/><text:tab/><text:tab/>}</text:span></text:p>
      <text:p text:style-name="P12"><text:span text:style-name="T2"><text:tab/><text:tab/>}</text:span></text:p>
      <text:p text:style-name="P30"><text:span text:style-name="T2"/></text:p>
      <text:p text:style-name="P21"><text:span text:style-name="T2"/></text:p>
      <text:p text:style-name="P15"><text:span text:style-name="T7">12.</text:span></text:p>
      <text:p text:style-name="P15"><text:span text:style-name="T11"/></text:p>
      <text:p text:style-name="P15"><text:span text:style-name="T19">import</text:span><text:span text:style-name="T2"> java.awt.GridBagConstraints;</text:span></text:p>
      <text:p text:style-name="P12"><text:span text:style-name="T18">import</text:span><text:span text:style-name="T2"> java.awt.GridBagLayout;</text:span></text:p>
      <text:p text:style-name="P12"><text:span text:style-name="T18">import</text:span><text:span text:style-name="T2"> java.awt.GridLayout;</text:span></text:p>
      <text:p text:style-name="P18"/>
      <text:p text:style-name="P12"><text:span text:style-name="T18">import</text:span><text:span text:style-name="T2"> javax.swing.JButton;</text:span></text:p>
      <text:p text:style-name="P12"><text:span text:style-name="T18">import</text:span><text:span text:style-name="T2"> javax.swing.JFrame;</text:span></text:p>
      <text:p text:style-name="P12"><text:span text:style-name="T18">import</text:span><text:span text:style-name="T2"> javax.swing.JLabel;</text:span></text:p>
      <text:p text:style-name="P12"><text:span text:style-name="T18">import</text:span><text:span text:style-name="T2"> javax.swing.JPanel;</text:span></text:p>
      <text:p text:style-name="P12"><text:span text:style-name="T18">import</text:span><text:span text:style-name="T2"> javax.swing.JPasswordField;</text:span></text:p>
      <text:p text:style-name="P12"><text:span text:style-name="T18">import</text:span><text:span text:style-name="T2"> javax.swing.JTextField;</text:span></text:p>
      <text:p text:style-name="P18"/>
      <text:p text:style-name="P12"><text:span text:style-name="T18">public</text:span><text:span text:style-name="T2"> </text:span><text:span text:style-name="T18">class</text:span><text:span text:style-name="T2"> </text:span><text:span text:style-name="T12">UserCode</text:span><text:span text:style-name="T2"> </text:span></text:p>
      <text:p text:style-name="P12"><text:span text:style-name="T2">{</text:span></text:p>
      <text:p text:style-name="P12"><text:span text:style-name="T2"><text:tab/><text:tab/><text:tab/></text:span><text:span text:style-name="T18">public</text:span><text:span text:style-name="T2"> </text:span><text:span text:style-name="T18">void</text:span><text:span text:style-name="T2"> makeFrame()</text:span></text:p>
      <text:p text:style-name="P12"><text:span text:style-name="T2"><text:tab/><text:tab/><text:tab/>{</text:span></text:p>
      <text:p text:style-name="P12"><text:span text:style-name="T2"><text:tab/><text:tab/><text:tab/></text:span></text:p>
      <text:p text:style-name="P12"><text:span text:style-name="T2"><text:tab/><text:tab/><text:tab/><text:tab/></text:span><text:span text:style-name="T29">/*</text:span></text:p>
      <text:p text:style-name="P12"><text:span text:style-name="T29"><text:tab/><text:tab/><text:tab/><text:tab/> * Write a Program to Make a Frame Screen According to the Expected Result.</text:span></text:p>
      <text:p text:style-name="P12"><text:span text:style-name="T29"><text:tab/><text:tab/><text:tab/><text:tab/> * Add Labels and TextField</text:span></text:p>
      <text:p text:style-name="P12"><text:span text:style-name="T29"><text:tab/><text:tab/><text:tab/><text:tab/> * Use GridLayOut to arrange the items in row column format.</text:span></text:p>
      <text:p text:style-name="P12"><text:span text:style-name="T29"><text:tab/><text:tab/><text:tab/><text:tab/> */</text:span></text:p>
      <text:p text:style-name="P12"><text:span text:style-name="T2"><text:tab/><text:tab/><text:tab/><text:tab/></text:span></text:p>
      <text:p text:style-name="P12"><text:span text:style-name="T2"><text:tab/><text:tab/><text:tab/><text:tab/>JFrame </text:span><text:span text:style-name="T16">frame</text:span><text:span text:style-name="T2">= </text:span><text:span text:style-name="T18">new</text:span><text:span text:style-name="T2"> JFrame(</text:span><text:span text:style-name="T22">"Sparta"</text:span><text:span text:style-name="T2">);</text:span></text:p>
      <text:p text:style-name="P12"><text:span text:style-name="T2"><text:tab/><text:tab/><text:tab/><text:tab/>JLabel </text:span><text:span text:style-name="T16">label</text:span><text:span text:style-name="T2"> = </text:span><text:span text:style-name="T18">new</text:span><text:span text:style-name="T2"> JLabel(</text:span><text:span text:style-name="T22">"Name"</text:span><text:span text:style-name="T2">);</text:span></text:p>
      <text:p text:style-name="P12"><text:span text:style-name="T2"><text:tab/><text:tab/><text:tab/><text:tab/>JTextField </text:span><text:span text:style-name="T16">text</text:span><text:span text:style-name="T2"> = </text:span><text:span text:style-name="T18">new</text:span><text:span text:style-name="T2"> JTextField(20);</text:span></text:p>
      <text:p text:style-name="P12"><text:span text:style-name="T2"><text:tab/><text:tab/><text:tab/><text:tab/>JLabel </text:span><text:span text:style-name="T16">label1</text:span><text:span text:style-name="T2"> = </text:span><text:span text:style-name="T18">new</text:span><text:span text:style-name="T2"> JLabel(</text:span><text:span text:style-name="T22">"City"</text:span><text:span text:style-name="T2">);</text:span></text:p>
      <text:p text:style-name="P12"><text:span text:style-name="T2"><text:tab/><text:tab/><text:tab/><text:tab/>JTextField </text:span><text:span text:style-name="T16">text1</text:span><text:span text:style-name="T2"> = </text:span><text:span text:style-name="T18">new</text:span><text:span text:style-name="T2"> JTextField(20);</text:span></text:p>
      <text:p text:style-name="P12"><text:span text:style-name="T2"><text:tab/><text:tab/><text:tab/><text:tab/></text:span></text:p>
      <text:p text:style-name="P12"><text:span text:style-name="T2"><text:tab/><text:tab/><text:tab/><text:tab/>JPanel </text:span><text:span text:style-name="T16">panel</text:span><text:span text:style-name="T2"> = </text:span><text:span text:style-name="T18">new</text:span><text:span text:style-name="T2"> JPanel();</text:span></text:p>
      <text:p text:style-name="P12"><text:span text:style-name="T2"><text:tab/><text:tab/><text:tab/><text:tab/></text:span><text:span text:style-name="T16">panel</text:span><text:span text:style-name="T2">.add(</text:span><text:span text:style-name="T16">label</text:span><text:span text:style-name="T2">);</text:span></text:p>
      <text:p text:style-name="P12"><text:span text:style-name="T2"><text:tab/><text:tab/><text:tab/><text:tab/></text:span><text:span text:style-name="T16">panel</text:span><text:span text:style-name="T2">.add(</text:span><text:span text:style-name="T16">text</text:span><text:span text:style-name="T2">);</text:span></text:p>
      <text:p text:style-name="P12"><text:span text:style-name="T2"><text:tab/><text:tab/><text:tab/><text:tab/></text:span><text:span text:style-name="T16">panel</text:span><text:span text:style-name="T2">.add(</text:span><text:span text:style-name="T16">label1</text:span><text:span text:style-name="T2">);</text:span></text:p>
      <text:p text:style-name="P12"><text:span text:style-name="T2"><text:tab/><text:tab/><text:tab/><text:tab/></text:span><text:span text:style-name="T16">panel</text:span><text:span text:style-name="T2">.add(</text:span><text:span text:style-name="T16">text1</text:span><text:span text:style-name="T2">);</text:span></text:p>
      <text:p text:style-name="P12"><text:span text:style-name="T2"><text:tab/><text:tab/><text:tab/><text:tab/></text:span><text:span text:style-name="T16">frame</text:span><text:span text:style-name="T2">.add(</text:span><text:span text:style-name="T16">panel</text:span><text:span text:style-name="T2">);</text:span></text:p>
      <text:p text:style-name="P12"><text:span text:style-name="T2"><text:tab/><text:tab/><text:tab/><text:tab/></text:span><text:span text:style-name="T16">panel</text:span><text:span text:style-name="T2">.setLayout(</text:span><text:span text:style-name="T18">new</text:span><text:span text:style-name="T2"> GridLayout(2,2));</text:span></text:p>
      <text:p text:style-name="P12"><text:span text:style-name="T2"><text:tab/><text:tab/><text:tab/><text:tab/></text:span><text:span text:style-name="T16">frame</text:span><text:span text:style-name="T2">.setSize(300, 300);</text:span></text:p>
      <text:p text:style-name="P12"><text:span text:style-name="T2"><text:tab/><text:tab/><text:tab/><text:tab/></text:span><text:span text:style-name="T16">frame</text:span><text:span text:style-name="T2">.setVisible(</text:span><text:span text:style-name="T18">true</text:span><text:span text:style-name="T2">);</text:span></text:p>
      <text:p text:style-name="P12"><text:span text:style-name="T2"><text:tab/><text:tab/><text:tab/><text:tab/></text:span></text:p>
      <text:p text:style-name="P12"><text:span text:style-name="T2"><text:tab/><text:tab/><text:tab/>}</text:span></text:p>
      <text:p text:style-name="P22"><text:span text:style-name="T2">}</text:span></text:p>
      <text:p text:style-name="P32"><text:span text:style-name="T2"/></text:p>
      <text:p text:style-name="P22"><text:span text:style-name="T2"/></text:p>
      <text:p text:style-name="P15"><text:span text:style-name="T6">13.</text:span></text:p>
      <text:p text:style-name="P12"><text:span text:style-name="T18">import</text:span><text:span text:style-name="T2"> java.awt.Button;</text:span></text:p>
      <text:p text:style-name="P12"><text:span text:style-name="T18">import</text:span><text:span text:style-name="T2"> java.awt.GridLayout;</text:span></text:p>
      <text:p text:style-name="P18"><text:soft-page-break/></text:p>
      <text:p text:style-name="P12"><text:span text:style-name="T18">import</text:span><text:span text:style-name="T2"> javax.swing.JButton;</text:span></text:p>
      <text:p text:style-name="P12"><text:span text:style-name="T18">import</text:span><text:span text:style-name="T2"> javax.swing.JFrame;</text:span></text:p>
      <text:p text:style-name="P12"><text:span text:style-name="T18">import</text:span><text:span text:style-name="T2"> javax.swing.JLabel;</text:span></text:p>
      <text:p text:style-name="P12"><text:span text:style-name="T18">import</text:span><text:span text:style-name="T2"> javax.swing.JPanel;</text:span></text:p>
      <text:p text:style-name="P12"><text:span text:style-name="T18">import</text:span><text:span text:style-name="T2"> javax.swing.JPasswordField;</text:span></text:p>
      <text:p text:style-name="P12"><text:span text:style-name="T18">import</text:span><text:span text:style-name="T2"> javax.swing.JTextField;</text:span></text:p>
      <text:p text:style-name="P18"/>
      <text:p text:style-name="P12"><text:span text:style-name="T18">public</text:span><text:span text:style-name="T2"> </text:span><text:span text:style-name="T18">class</text:span><text:span text:style-name="T2"> </text:span><text:span text:style-name="T12">UserCode</text:span><text:span text:style-name="T2"> </text:span></text:p>
      <text:p text:style-name="P12"><text:span text:style-name="T2">{</text:span></text:p>
      <text:p text:style-name="P12"><text:span text:style-name="T2"><text:tab/><text:tab/><text:tab/></text:span><text:span text:style-name="T18">public</text:span><text:span text:style-name="T2"> </text:span><text:span text:style-name="T18">void</text:span><text:span text:style-name="T2"> makeFrame()</text:span></text:p>
      <text:p text:style-name="P12"><text:span text:style-name="T2"><text:tab/><text:tab/><text:tab/>{</text:span></text:p>
      <text:p text:style-name="P12"><text:span text:style-name="T2"><text:tab/><text:tab/><text:tab/></text:span></text:p>
      <text:p text:style-name="P12"><text:span text:style-name="T2"><text:tab/><text:tab/><text:tab/><text:tab/></text:span><text:span text:style-name="T29">/*</text:span></text:p>
      <text:p text:style-name="P12"><text:span text:style-name="T29"><text:tab/><text:tab/><text:tab/><text:tab/> * Write a Program to Make a Frame Screen According to the Expected Result.</text:span></text:p>
      <text:p text:style-name="P12"><text:span text:style-name="T29"><text:tab/><text:tab/><text:tab/><text:tab/> * Create a Login Screen</text:span></text:p>
      <text:p text:style-name="P12"><text:span text:style-name="T29"><text:tab/><text:tab/><text:tab/><text:tab/> * Use GridLayOut to arrange the items in row column format.</text:span></text:p>
      <text:p text:style-name="P12"><text:span text:style-name="T29"><text:tab/><text:tab/><text:tab/><text:tab/> */</text:span></text:p>
      <text:p text:style-name="P12"><text:span text:style-name="T2"><text:tab/><text:tab/><text:tab/><text:tab/></text:span></text:p>
      <text:p text:style-name="P12"><text:span text:style-name="T2"><text:tab/><text:tab/><text:tab/><text:tab/>JFrame </text:span><text:span text:style-name="T16">frame</text:span><text:span text:style-name="T2"> = </text:span><text:span text:style-name="T18">new</text:span><text:span text:style-name="T2"> JFrame(</text:span><text:span text:style-name="T22">"Sparta"</text:span><text:span text:style-name="T2">);</text:span></text:p>
      <text:p text:style-name="P12"><text:span text:style-name="T2"><text:tab/><text:tab/><text:tab/><text:tab/>JLabel </text:span><text:span text:style-name="T16">label</text:span><text:span text:style-name="T2"> = </text:span><text:span text:style-name="T18">new</text:span><text:span text:style-name="T2"> JLabel(</text:span><text:span text:style-name="T22">"Name"</text:span><text:span text:style-name="T2">);</text:span></text:p>
      <text:p text:style-name="P12"><text:span text:style-name="T2"><text:tab/><text:tab/><text:tab/><text:tab/>JTextField </text:span><text:span text:style-name="T16">text</text:span><text:span text:style-name="T2"> = </text:span><text:span text:style-name="T18">new</text:span><text:span text:style-name="T2"> JTextField(20);</text:span></text:p>
      <text:p text:style-name="P12"><text:span text:style-name="T2"><text:tab/><text:tab/><text:tab/><text:tab/>JLabel <text:s/></text:span><text:span text:style-name="T16">pwd</text:span><text:span text:style-name="T2"> = </text:span><text:span text:style-name="T18">new</text:span><text:span text:style-name="T2"> JLabel (</text:span><text:span text:style-name="T22">"Password"</text:span><text:span text:style-name="T2">);</text:span></text:p>
      <text:p text:style-name="P12"><text:span text:style-name="T2"><text:tab/><text:tab/><text:tab/><text:tab/>JPasswordField </text:span><text:span text:style-name="T16">pwd1</text:span><text:span text:style-name="T2"> = </text:span><text:span text:style-name="T18">new</text:span><text:span text:style-name="T2"> JPasswordField(20);</text:span></text:p>
      <text:p text:style-name="P12"><text:span text:style-name="T2"><text:tab/><text:tab/><text:tab/><text:tab/>JLabel <text:s/></text:span><text:span text:style-name="T16">pwd3</text:span><text:span text:style-name="T2"> = </text:span><text:span text:style-name="T18">new</text:span><text:span text:style-name="T2"> JLabel ();</text:span></text:p>
      <text:p text:style-name="P12"><text:span text:style-name="T2"><text:tab/><text:tab/><text:tab/><text:tab/> Button </text:span><text:span text:style-name="T16">b</text:span><text:span text:style-name="T2">=</text:span><text:span text:style-name="T18">new</text:span><text:span text:style-name="T2"> Button(</text:span><text:span text:style-name="T22">"Submit"</text:span><text:span text:style-name="T2">); <text:s/></text:span></text:p>
      <text:p text:style-name="P12"><text:span text:style-name="T2"><text:tab/><text:tab/><text:tab/><text:tab/></text:span></text:p>
      <text:p text:style-name="P12"><text:span text:style-name="T2"><text:tab/><text:tab/><text:tab/><text:tab/>JPanel </text:span><text:span text:style-name="T16">panel</text:span><text:span text:style-name="T2"> = </text:span><text:span text:style-name="T18">new</text:span><text:span text:style-name="T2"> JPanel();</text:span></text:p>
      <text:p text:style-name="P12"><text:span text:style-name="T2"><text:tab/><text:tab/><text:tab/><text:tab/></text:span><text:span text:style-name="T16">panel</text:span><text:span text:style-name="T2">.add(</text:span><text:span text:style-name="T16">label</text:span><text:span text:style-name="T2">);</text:span></text:p>
      <text:p text:style-name="P12"><text:span text:style-name="T2"><text:tab/><text:tab/><text:tab/><text:tab/></text:span><text:span text:style-name="T16">panel</text:span><text:span text:style-name="T2">.add(</text:span><text:span text:style-name="T16">text</text:span><text:span text:style-name="T2">);</text:span></text:p>
      <text:p text:style-name="P12"><text:span text:style-name="T2"><text:tab/><text:tab/><text:tab/><text:tab/></text:span><text:span text:style-name="T16">panel</text:span><text:span text:style-name="T2">.add(</text:span><text:span text:style-name="T16">pwd</text:span><text:span text:style-name="T2">);</text:span></text:p>
      <text:p text:style-name="P12"><text:span text:style-name="T2"><text:tab/><text:tab/><text:tab/><text:tab/></text:span><text:span text:style-name="T16">panel</text:span><text:span text:style-name="T2">.add(</text:span><text:span text:style-name="T16">pwd1</text:span><text:span text:style-name="T2">);</text:span></text:p>
      <text:p text:style-name="P12"><text:span text:style-name="T2"><text:tab/><text:tab/><text:tab/><text:tab/></text:span><text:span text:style-name="T16">panel</text:span><text:span text:style-name="T2">.add(</text:span><text:span text:style-name="T16">pwd3</text:span><text:span text:style-name="T2">);</text:span></text:p>
      <text:p text:style-name="P12"><text:span text:style-name="T2"><text:tab/><text:tab/><text:tab/><text:tab/></text:span><text:span text:style-name="T16">panel</text:span><text:span text:style-name="T2">.add(</text:span><text:span text:style-name="T16">b</text:span><text:span text:style-name="T2">);</text:span></text:p>
      <text:p text:style-name="P12"><text:span text:style-name="T2"><text:tab/><text:tab/><text:tab/><text:tab/></text:span><text:span text:style-name="T16">frame</text:span><text:span text:style-name="T2">.add(</text:span><text:span text:style-name="T16">panel</text:span><text:span text:style-name="T2">);</text:span></text:p>
      <text:p text:style-name="P12"><text:span text:style-name="T2"><text:tab/><text:tab/><text:tab/><text:tab/></text:span></text:p>
      <text:p text:style-name="P12"><text:span text:style-name="T2"><text:tab/><text:tab/><text:tab/><text:tab/></text:span><text:span text:style-name="T16">panel</text:span><text:span text:style-name="T2">.setLayout(</text:span><text:span text:style-name="T18">new</text:span><text:span text:style-name="T2"> GridLayout(3,3));</text:span></text:p>
      <text:p text:style-name="P12"><text:span text:style-name="T2"><text:tab/><text:tab/><text:tab/><text:tab/></text:span><text:span text:style-name="T16">frame</text:span><text:span text:style-name="T2">.setSize(250, 300);</text:span></text:p>
      <text:p text:style-name="P12"><text:span text:style-name="T2"><text:tab/><text:tab/><text:tab/><text:tab/></text:span><text:span text:style-name="T16">frame</text:span><text:span text:style-name="T2">.setVisible(</text:span><text:span text:style-name="T18">true</text:span><text:span text:style-name="T2">);</text:span></text:p>
      <text:p text:style-name="P12"><text:span text:style-name="T2"><text:tab/><text:tab/><text:tab/><text:tab/></text:span></text:p>
      <text:p text:style-name="P12"><text:span text:style-name="T2"><text:tab/><text:tab/><text:tab/>}</text:span></text:p>
      <text:p text:style-name="P27"><text:span text:style-name="T2">}</text:span></text:p>
      <text:p text:style-name="P25"><text:span text:style-name="T2">14.</text:span></text:p>
      <text:p text:style-name="P25"><text:span text:style-name="T18">import</text:span><text:span text:style-name="T2"> java.awt.Button;</text:span></text:p>
      <text:p text:style-name="P12"><text:span text:style-name="T18">import</text:span><text:span text:style-name="T2"> java.awt.GridLayout;</text:span></text:p>
      <text:p text:style-name="P12"><text:span text:style-name="T18">import</text:span><text:span text:style-name="T2"> java.awt.event.ActionEvent;</text:span></text:p>
      <text:p text:style-name="P12"><text:span text:style-name="T18">import</text:span><text:span text:style-name="T2"> java.awt.event.ActionListener;</text:span></text:p>
      <text:p text:style-name="P18"/>
      <text:p text:style-name="P12"><text:span text:style-name="T18">import</text:span><text:span text:style-name="T2"> javax.swing.JButton;</text:span></text:p>
      <text:p text:style-name="P12"><text:span text:style-name="T18">import</text:span><text:span text:style-name="T2"> javax.swing.JFrame;</text:span></text:p>
      <text:p text:style-name="P12"><text:span text:style-name="T18">import</text:span><text:span text:style-name="T2"> javax.swing.JLabel;</text:span></text:p>
      <text:p text:style-name="P12"><text:span text:style-name="T18">import</text:span><text:span text:style-name="T2"> javax.swing.JOptionPane;</text:span></text:p>
      <text:p text:style-name="P12"><text:span text:style-name="T18">import</text:span><text:span text:style-name="T2"> javax.swing.JPanel;</text:span></text:p>
      <text:p text:style-name="P12"><text:span text:style-name="T18">import</text:span><text:span text:style-name="T2"> javax.swing.JPasswordField;</text:span></text:p>
      <text:p text:style-name="P12"><text:span text:style-name="T18">import</text:span><text:span text:style-name="T2"> javax.swing.JTextField;</text:span></text:p>
      <text:p text:style-name="P18"/>
      <text:p text:style-name="P12"><text:soft-page-break/><text:span text:style-name="T18">public</text:span><text:span text:style-name="T2"> </text:span><text:span text:style-name="T18">class</text:span><text:span text:style-name="T2"> </text:span><text:span text:style-name="T12">UserCode</text:span><text:span text:style-name="T2"> </text:span><text:span text:style-name="T18">extends</text:span><text:span text:style-name="T2"> JFrame </text:span><text:span text:style-name="T18">implements</text:span><text:span text:style-name="T2"> ActionListener</text:span></text:p>
      <text:p text:style-name="P12"><text:span text:style-name="T2">{<text:tab/></text:span></text:p>
      <text:p text:style-name="P12"><text:span text:style-name="T2"><text:tab/>JFrame </text:span><text:span text:style-name="T25">frame</text:span><text:span text:style-name="T2">;</text:span></text:p>
      <text:p text:style-name="P12"><text:span text:style-name="T2"><text:tab/>JLabel </text:span><text:span text:style-name="T25">label</text:span><text:span text:style-name="T2">;</text:span></text:p>
      <text:p text:style-name="P12"><text:span text:style-name="T2"><text:tab/>JTextField </text:span><text:span text:style-name="T25">text</text:span><text:span text:style-name="T2">;</text:span></text:p>
      <text:p text:style-name="P12"><text:span text:style-name="T2"><text:tab/>JLabel <text:s/></text:span><text:span text:style-name="T25">label1</text:span><text:span text:style-name="T2">;</text:span></text:p>
      <text:p text:style-name="P12"><text:span text:style-name="T2"><text:tab/>JPasswordField </text:span><text:span text:style-name="T25">pwdfield</text:span><text:span text:style-name="T2"> ;</text:span></text:p>
      <text:p text:style-name="P12"><text:span text:style-name="T2"><text:tab/>JLabel <text:s/></text:span><text:span text:style-name="T25">emptylabel</text:span><text:span text:style-name="T2">;</text:span></text:p>
      <text:p text:style-name="P12"><text:span text:style-name="T2"><text:tab/> Button </text:span><text:span text:style-name="T25">b</text:span><text:span text:style-name="T2">; <text:s/></text:span></text:p>
      <text:p text:style-name="P12"><text:span text:style-name="T2"><text:tab/><text:tab/><text:tab/></text:span><text:span text:style-name="T18">public</text:span><text:span text:style-name="T2"> </text:span><text:span text:style-name="T18">void</text:span><text:span text:style-name="T2"> makeFrame()</text:span></text:p>
      <text:p text:style-name="P12"><text:span text:style-name="T2"><text:tab/><text:tab/><text:tab/>{</text:span></text:p>
      <text:p text:style-name="P12"><text:span text:style-name="T2"><text:tab/><text:tab/><text:tab/></text:span></text:p>
      <text:p text:style-name="P12"><text:span text:style-name="T2"><text:tab/><text:tab/><text:tab/><text:tab/></text:span><text:span text:style-name="T29">/*</text:span></text:p>
      <text:p text:style-name="P12"><text:span text:style-name="T29"><text:tab/><text:tab/><text:tab/><text:tab/> * Write a Program to Make a Frame Screen According to the Expected Result.</text:span></text:p>
      <text:p text:style-name="P12"><text:span text:style-name="T29"><text:tab/><text:tab/><text:tab/><text:tab/> * Create a Login Screen</text:span></text:p>
      <text:p text:style-name="P12"><text:span text:style-name="T29"><text:tab/><text:tab/><text:tab/><text:tab/> * Use GridLayOut to arrange the items in row column format.</text:span></text:p>
      <text:p text:style-name="P12"><text:span text:style-name="T29"><text:tab/><text:tab/><text:tab/><text:tab/> * When you click on the login button if name is "</text:span><text:span text:style-name="T30">sa</text:span><text:span text:style-name="T29">" and password is "pass" display a dialog box with "Valid User"</text:span></text:p>
      <text:p text:style-name="P12"><text:span text:style-name="T29"><text:tab/><text:tab/><text:tab/><text:tab/> */</text:span></text:p>
      <text:p text:style-name="P12"><text:span text:style-name="T2"><text:tab/><text:tab/><text:tab/><text:tab/></text:span></text:p>
      <text:p text:style-name="P12"><text:span text:style-name="T2"><text:tab/><text:tab/><text:tab/><text:tab/> </text:span><text:span text:style-name="T25">frame</text:span><text:span text:style-name="T2"> = </text:span><text:span text:style-name="T18">new</text:span><text:span text:style-name="T2"> JFrame(</text:span><text:span text:style-name="T22">"Sparta"</text:span><text:span text:style-name="T2">);</text:span></text:p>
      <text:p text:style-name="P12"><text:span text:style-name="T2"><text:tab/><text:tab/><text:tab/><text:tab/> </text:span><text:span text:style-name="T25">label</text:span><text:span text:style-name="T2"> = </text:span><text:span text:style-name="T18">new</text:span><text:span text:style-name="T2"> JLabel(</text:span><text:span text:style-name="T22">"Name"</text:span><text:span text:style-name="T2">);</text:span></text:p>
      <text:p text:style-name="P12"><text:span text:style-name="T2"><text:tab/><text:tab/><text:tab/><text:tab/> </text:span><text:span text:style-name="T25">text</text:span><text:span text:style-name="T2"> = </text:span><text:span text:style-name="T18">new</text:span><text:span text:style-name="T2"> JTextField(20);</text:span></text:p>
      <text:p text:style-name="P12"><text:span text:style-name="T2"><text:tab/><text:tab/><text:tab/><text:tab/> </text:span><text:span text:style-name="T25">label1</text:span><text:span text:style-name="T2"> = </text:span><text:span text:style-name="T18">new</text:span><text:span text:style-name="T2"> JLabel (</text:span><text:span text:style-name="T22">"Password"</text:span><text:span text:style-name="T2">);</text:span></text:p>
      <text:p text:style-name="P12"><text:span text:style-name="T2"><text:tab/><text:tab/><text:tab/><text:tab/> </text:span><text:span text:style-name="T25">pwdfield</text:span><text:span text:style-name="T2"> = </text:span><text:span text:style-name="T18">new</text:span><text:span text:style-name="T2"> JPasswordField(20);</text:span></text:p>
      <text:p text:style-name="P12"><text:span text:style-name="T2"><text:tab/><text:tab/><text:tab/><text:tab/> </text:span><text:span text:style-name="T25">emptylabel</text:span><text:span text:style-name="T2"> = </text:span><text:span text:style-name="T18">new</text:span><text:span text:style-name="T2"> JLabel ();</text:span></text:p>
      <text:p text:style-name="P12"><text:span text:style-name="T2"><text:tab/><text:tab/><text:tab/><text:tab/> </text:span><text:span text:style-name="T25">b</text:span><text:span text:style-name="T2">=</text:span><text:span text:style-name="T18">new</text:span><text:span text:style-name="T2"> Button(</text:span><text:span text:style-name="T22">"Login"</text:span><text:span text:style-name="T2">); <text:s/></text:span></text:p>
      <text:p text:style-name="P12"><text:span text:style-name="T2"><text:tab/><text:tab/><text:tab/><text:tab/></text:span></text:p>
      <text:p text:style-name="P12"><text:span text:style-name="T2"><text:tab/><text:tab/><text:tab/><text:tab/>JPanel </text:span><text:span text:style-name="T16">panel</text:span><text:span text:style-name="T2"> = </text:span><text:span text:style-name="T18">new</text:span><text:span text:style-name="T2"> JPanel();</text:span></text:p>
      <text:p text:style-name="P12"><text:span text:style-name="T2"><text:tab/><text:tab/><text:tab/><text:tab/></text:span><text:span text:style-name="T16">panel</text:span><text:span text:style-name="T2">.add(</text:span><text:span text:style-name="T25">label</text:span><text:span text:style-name="T2">);</text:span></text:p>
      <text:p text:style-name="P12"><text:span text:style-name="T2"><text:tab/><text:tab/><text:tab/><text:tab/></text:span><text:span text:style-name="T16">panel</text:span><text:span text:style-name="T2">.add(</text:span><text:span text:style-name="T25">text</text:span><text:span text:style-name="T2">);</text:span></text:p>
      <text:p text:style-name="P12"><text:span text:style-name="T2"><text:tab/><text:tab/><text:tab/><text:tab/></text:span><text:span text:style-name="T16">panel</text:span><text:span text:style-name="T2">.add(</text:span><text:span text:style-name="T25">label1</text:span><text:span text:style-name="T2">);</text:span></text:p>
      <text:p text:style-name="P12"><text:span text:style-name="T2"><text:tab/><text:tab/><text:tab/><text:tab/></text:span><text:span text:style-name="T16">panel</text:span><text:span text:style-name="T2">.add(</text:span><text:span text:style-name="T25">pwdfield</text:span><text:span text:style-name="T2">);</text:span></text:p>
      <text:p text:style-name="P12"><text:span text:style-name="T2"><text:tab/><text:tab/><text:tab/><text:tab/></text:span><text:span text:style-name="T16">panel</text:span><text:span text:style-name="T2">.add(</text:span><text:span text:style-name="T25">emptylabel</text:span><text:span text:style-name="T2">);</text:span></text:p>
      <text:p text:style-name="P12"><text:span text:style-name="T2"><text:tab/><text:tab/><text:tab/><text:tab/></text:span><text:span text:style-name="T16">panel</text:span><text:span text:style-name="T2">.add(</text:span><text:span text:style-name="T25">b</text:span><text:span text:style-name="T2">);</text:span></text:p>
      <text:p text:style-name="P12"><text:span text:style-name="T2"><text:tab/><text:tab/><text:tab/><text:tab/></text:span><text:span text:style-name="T25">frame</text:span><text:span text:style-name="T2">.add(</text:span><text:span text:style-name="T16">panel</text:span><text:span text:style-name="T2">);</text:span></text:p>
      <text:p text:style-name="P12"><text:span text:style-name="T2"><text:tab/><text:tab/><text:tab/><text:tab/></text:span><text:span text:style-name="T25">b</text:span><text:span text:style-name="T2">.addActionListener(</text:span><text:span text:style-name="T18">this</text:span><text:span text:style-name="T2">);</text:span></text:p>
      <text:p text:style-name="P12"><text:span text:style-name="T2"><text:tab/><text:tab/><text:tab/><text:tab/></text:span></text:p>
      <text:p text:style-name="P12"><text:span text:style-name="T2"><text:tab/><text:tab/><text:tab/><text:tab/></text:span><text:span text:style-name="T16">panel</text:span><text:span text:style-name="T2">.setLayout(</text:span><text:span text:style-name="T18">new</text:span><text:span text:style-name="T2"> GridLayout(3,3));</text:span></text:p>
      <text:p text:style-name="P12"><text:span text:style-name="T2"><text:tab/><text:tab/><text:tab/><text:tab/></text:span><text:span text:style-name="T25">frame</text:span><text:span text:style-name="T2">.setSize(250, 300);</text:span></text:p>
      <text:p text:style-name="P12"><text:span text:style-name="T2"><text:tab/><text:tab/><text:tab/><text:tab/></text:span><text:span text:style-name="T25">frame</text:span><text:span text:style-name="T2">.setVisible(</text:span><text:span text:style-name="T18">true</text:span><text:span text:style-name="T2">);</text:span></text:p>
      <text:p text:style-name="P12"><text:span text:style-name="T2"><text:tab/><text:tab/><text:tab/><text:tab/></text:span></text:p>
      <text:p text:style-name="P12"><text:span text:style-name="T2"><text:tab/><text:tab/><text:tab/>}</text:span></text:p>
      <text:p text:style-name="P12"><text:span text:style-name="T2"><text:tab/><text:tab/><text:tab/></text:span><text:span text:style-name="T18">public</text:span><text:span text:style-name="T2"> </text:span><text:span text:style-name="T18">void</text:span><text:span text:style-name="T2"> actionPerformed(ActionEvent </text:span><text:span text:style-name="T16">e</text:span><text:span text:style-name="T2">)</text:span></text:p>
      <text:p text:style-name="P12"><text:span text:style-name="T2"><text:tab/><text:tab/><text:tab/>{</text:span></text:p>
      <text:p text:style-name="P12"><text:span text:style-name="T2"><text:tab/><text:tab/><text:tab/><text:tab/></text:span><text:span text:style-name="T18">if</text:span><text:span text:style-name="T2">(</text:span><text:span text:style-name="T25">text</text:span><text:span text:style-name="T2">.getText().equals(</text:span><text:span text:style-name="T22">"sa"</text:span><text:span text:style-name="T2">) &amp;&amp; </text:span><text:span text:style-name="T25">pwdfield</text:span><text:span text:style-name="T2">.</text:span><text:span text:style-name="T15">getText</text:span><text:span text:style-name="T12">()</text:span><text:span text:style-name="T2">.equals(</text:span><text:span text:style-name="T22">"pass"</text:span><text:span text:style-name="T2">))</text:span></text:p>
      <text:p text:style-name="P12"><text:span text:style-name="T2"><text:tab/><text:tab/><text:tab/><text:tab/>{</text:span></text:p>
      <text:p text:style-name="P12"><text:span text:style-name="T2"><text:tab/><text:tab/><text:tab/><text:tab/><text:tab/>JOptionPane.</text:span><text:span text:style-name="T13">showMessageDialog</text:span><text:span text:style-name="T2">(</text:span><text:span text:style-name="T18">this</text:span><text:span text:style-name="T2">, </text:span><text:span text:style-name="T22">"valid"</text:span><text:span text:style-name="T2">);</text:span></text:p>
      <text:p text:style-name="P12"><text:span text:style-name="T2"><text:tab/><text:tab/><text:tab/><text:tab/>}</text:span></text:p>
      <text:p text:style-name="P12"><text:span text:style-name="T2"><text:tab/><text:tab/><text:tab/><text:tab/></text:span><text:span text:style-name="T18">else</text:span></text:p>
      <text:p text:style-name="P12"><text:span text:style-name="T2"><text:tab/><text:tab/><text:tab/><text:tab/>{</text:span></text:p>
      <text:p text:style-name="P12"><text:span text:style-name="T2"><text:tab/><text:tab/><text:tab/><text:tab/><text:tab/>JOptionPane.</text:span><text:span text:style-name="T13">showMessageDialog</text:span><text:span text:style-name="T2">(</text:span><text:span text:style-name="T18">this</text:span><text:span text:style-name="T2">, </text:span><text:span text:style-name="T22">"invalid"</text:span><text:span text:style-name="T2">);</text:span></text:p>
      <text:p text:style-name="P12"><text:span text:style-name="T2"><text:tab/><text:tab/><text:tab/><text:tab/><text:tab/></text:span></text:p>
      <text:p text:style-name="P12"><text:span text:style-name="T2"><text:tab/><text:tab/><text:tab/><text:tab/>}</text:span></text:p>
      <text:p text:style-name="P12"><text:span text:style-name="T2"><text:tab/><text:tab/><text:tab/>}</text:span></text:p>
      <text:p text:style-name="P12"><text:span text:style-name="T2">}</text:span></text:p>
      <text:p text:style-name="P27"><text:soft-page-break/><text:span text:style-name="T2"/></text:p>
      <text:p text:style-name="P12"><text:span text:style-name="T2"/></text:p>
      <text:p text:style-name="P26"><text:span text:style-name="T2">1</text:span><text:span text:style-name="T8">6</text:span><text:span text:style-name="T2">.</text:span></text:p>
      <text:p text:style-name="P26"/>
      <text:p text:style-name="P26"><text:span text:style-name="T2"/></text:p>
      <text:p text:style-name="P25"><text:span text:style-name="T18">import</text:span><text:span text:style-name="T2"> java.awt.Button;</text:span></text:p>
      <text:p text:style-name="P12"><text:span text:style-name="T18">import</text:span><text:span text:style-name="T2"> java.awt.GridLayout;</text:span></text:p>
      <text:p text:style-name="P12"><text:span text:style-name="T18">import</text:span><text:span text:style-name="T2"> java.awt.event.ActionEvent;</text:span></text:p>
      <text:p text:style-name="P12"><text:span text:style-name="T18">import</text:span><text:span text:style-name="T2"> java.awt.event.ActionListener;</text:span></text:p>
      <text:p text:style-name="P18"/>
      <text:p text:style-name="P12"><text:span text:style-name="T18">import</text:span><text:span text:style-name="T2"> javax.swing.JButton;</text:span></text:p>
      <text:p text:style-name="P12"><text:span text:style-name="T18">import</text:span><text:span text:style-name="T2"> javax.swing.JFrame;</text:span></text:p>
      <text:p text:style-name="P12"><text:span text:style-name="T18">import</text:span><text:span text:style-name="T2"> javax.swing.JLabel;</text:span></text:p>
      <text:p text:style-name="P12"><text:span text:style-name="T18">import</text:span><text:span text:style-name="T2"> javax.swing.JOptionPane;</text:span></text:p>
      <text:p text:style-name="P12"><text:span text:style-name="T18">import</text:span><text:span text:style-name="T2"> javax.swing.JPanel;</text:span></text:p>
      <text:p text:style-name="P12"><text:span text:style-name="T18">import</text:span><text:span text:style-name="T2"> javax.swing.JPasswordField;</text:span></text:p>
      <text:p text:style-name="P12"><text:span text:style-name="T18">import</text:span><text:span text:style-name="T2"> javax.swing.JTextField;</text:span></text:p>
      <text:p text:style-name="P12"><text:span text:style-name="T18">public</text:span><text:span text:style-name="T2"> </text:span><text:span text:style-name="T18">class</text:span><text:span text:style-name="T2"> </text:span><text:span text:style-name="T12">UserCode</text:span><text:span text:style-name="T2"> </text:span><text:span text:style-name="T18">extends</text:span><text:span text:style-name="T2"> JFrame </text:span><text:span text:style-name="T18">implements</text:span><text:span text:style-name="T2"> ActionListener</text:span></text:p>
      <text:p text:style-name="P12"><text:span text:style-name="T2">{</text:span></text:p>
      <text:p text:style-name="P12"><text:span text:style-name="T2"><text:tab/>JFrame </text:span><text:span text:style-name="T25">frame</text:span><text:span text:style-name="T2">;</text:span></text:p>
      <text:p text:style-name="P12"><text:span text:style-name="T2"><text:tab/>JLabel </text:span><text:span text:style-name="T25">label</text:span><text:span text:style-name="T2">;</text:span></text:p>
      <text:p text:style-name="P12"><text:span text:style-name="T2"><text:tab/>JTextField </text:span><text:span text:style-name="T25">text</text:span><text:span text:style-name="T2">;</text:span></text:p>
      <text:p text:style-name="P12"><text:span text:style-name="T2"><text:tab/>JLabel <text:s/></text:span><text:span text:style-name="T25">label1</text:span><text:span text:style-name="T2">;</text:span></text:p>
      <text:p text:style-name="P12"><text:span text:style-name="T2"><text:tab/>JPasswordField </text:span><text:span text:style-name="T25">pwdfield</text:span><text:span text:style-name="T2"> ;</text:span></text:p>
      <text:p text:style-name="P12"><text:span text:style-name="T2"><text:tab/>JLabel <text:s/></text:span><text:span text:style-name="T25">emptylabel</text:span><text:span text:style-name="T2">;</text:span></text:p>
      <text:p text:style-name="P12"><text:span text:style-name="T2"><text:tab/>Button </text:span><text:span text:style-name="T25">b</text:span><text:span text:style-name="T2">; </text:span></text:p>
      <text:p text:style-name="P16"><text:span text:style-name="T2"><text:tab/>Button </text:span><text:span text:style-name="T25">b</text:span><text:span text:style-name="T26">1</text:span><text:span text:style-name="T2">; </text:span></text:p>
      <text:p text:style-name="P12"><text:span text:style-name="T2"><text:tab/><text:tab/><text:tab/></text:span><text:span text:style-name="T18">public</text:span><text:span text:style-name="T2"> </text:span><text:span text:style-name="T18">void</text:span><text:span text:style-name="T2"> makeFrame()</text:span></text:p>
      <text:p text:style-name="P12"><text:span text:style-name="T2"><text:tab/><text:tab/><text:tab/>{</text:span></text:p>
      <text:p text:style-name="P12"><text:span text:style-name="T2"><text:tab/><text:tab/><text:tab/><text:tab/></text:span><text:span text:style-name="T29">/*</text:span></text:p>
      <text:p text:style-name="P12"><text:span text:style-name="T29"><text:tab/><text:tab/><text:tab/><text:tab/> * Write a Program to Make a Frame Screen According to the Expected Result.</text:span></text:p>
      <text:p text:style-name="P12"><text:span text:style-name="T29"><text:tab/><text:tab/><text:tab/><text:tab/> * Create a Login Screen</text:span></text:p>
      <text:p text:style-name="P12"><text:span text:style-name="T29"><text:tab/><text:tab/><text:tab/><text:tab/> * Use GridLayOut to arrange the items in row column format.</text:span></text:p>
      <text:p text:style-name="P12"><text:span text:style-name="T29"><text:tab/><text:tab/><text:tab/><text:tab/> * When you click on the login button if name id "</text:span><text:span text:style-name="T30">sa</text:span><text:span text:style-name="T29">" and password is "pass" display a dialog box with "Valid User"</text:span></text:p>
      <text:p text:style-name="P12"><text:span text:style-name="T29"><text:tab/><text:tab/><text:tab/><text:tab/> * else display "Invalid User";</text:span></text:p>
      <text:p text:style-name="P12"><text:span text:style-name="T29"><text:tab/><text:tab/><text:tab/><text:tab/> * When u click on reset button make the fields blank.</text:span></text:p>
      <text:p text:style-name="P12"><text:span text:style-name="T29"><text:tab/><text:tab/><text:tab/><text:tab/> */</text:span></text:p>
      <text:p text:style-name="P12"><text:span text:style-name="T2"><text:tab/><text:tab/><text:tab/><text:tab/> </text:span><text:span text:style-name="T25">frame</text:span><text:span text:style-name="T2"> = </text:span><text:span text:style-name="T18">new</text:span><text:span text:style-name="T2"> JFrame(</text:span><text:span text:style-name="T22">"Sparta"</text:span><text:span text:style-name="T2">);</text:span></text:p>
      <text:p text:style-name="P12"><text:span text:style-name="T2"><text:tab/><text:tab/><text:tab/><text:tab/> </text:span><text:span text:style-name="T25">label</text:span><text:span text:style-name="T2"> = </text:span><text:span text:style-name="T18">new</text:span><text:span text:style-name="T2"> JLabel(</text:span><text:span text:style-name="T22">"Name"</text:span><text:span text:style-name="T2">);</text:span></text:p>
      <text:p text:style-name="P12"><text:span text:style-name="T2"><text:tab/><text:tab/><text:tab/><text:tab/> </text:span><text:span text:style-name="T25">text</text:span><text:span text:style-name="T2"> = </text:span><text:span text:style-name="T18">new</text:span><text:span text:style-name="T2"> JTextField(20);</text:span></text:p>
      <text:p text:style-name="P12"><text:span text:style-name="T2"><text:tab/><text:tab/><text:tab/><text:tab/> </text:span><text:span text:style-name="T25">label1</text:span><text:span text:style-name="T2"> = </text:span><text:span text:style-name="T18">new</text:span><text:span text:style-name="T2"> JLabel (</text:span><text:span text:style-name="T22">"Password"</text:span><text:span text:style-name="T2">);</text:span></text:p>
      <text:p text:style-name="P12"><text:span text:style-name="T2"><text:tab/><text:tab/><text:tab/><text:tab/> </text:span><text:span text:style-name="T25">pwdfield</text:span><text:span text:style-name="T2"> = </text:span><text:span text:style-name="T18">new</text:span><text:span text:style-name="T2"> JPasswordField(20);</text:span></text:p>
      <text:p text:style-name="P12"><text:span text:style-name="T2"><text:tab/><text:tab/><text:tab/><text:tab/> </text:span><text:span text:style-name="T25">emptylabel</text:span><text:span text:style-name="T2"> = </text:span><text:span text:style-name="T18">new</text:span><text:span text:style-name="T2"> JLabel ();</text:span></text:p>
      <text:p text:style-name="P16"><text:span text:style-name="T2"><text:tab/><text:tab/><text:tab/><text:tab/> </text:span><text:span text:style-name="T25">b</text:span><text:span text:style-name="T2">=</text:span><text:span text:style-name="T18">new</text:span><text:span text:style-name="T2"> Button(</text:span><text:span text:style-name="T22">"Login"</text:span><text:span text:style-name="T2">);</text:span></text:p>
      <text:p text:style-name="P16"><text:span text:style-name="T9"><text:tab/><text:tab/><text:tab/><text:tab/> </text:span><text:span text:style-name="T27">b1</text:span><text:span text:style-name="T9">= </text:span><text:span text:style-name="T20">new</text:span><text:span text:style-name="T9"> Button(</text:span><text:span text:style-name="T23">"reset"</text:span><text:span text:style-name="T9">);</text:span><text:span text:style-name="T2"> <text:s/></text:span></text:p>
      <text:p text:style-name="P12"><text:span text:style-name="T2"/></text:p>
      <text:p text:style-name="P12"><text:span text:style-name="T2"><text:tab/><text:tab/><text:tab/><text:tab/></text:span></text:p>
      <text:p text:style-name="P12"><text:span text:style-name="T2"><text:tab/><text:tab/><text:tab/><text:tab/>JPanel </text:span><text:span text:style-name="T16">panel</text:span><text:span text:style-name="T2"> = </text:span><text:span text:style-name="T18">new</text:span><text:span text:style-name="T2"> JPanel();</text:span></text:p>
      <text:p text:style-name="P12"><text:span text:style-name="T2"><text:tab/><text:tab/><text:tab/><text:tab/></text:span><text:span text:style-name="T16">panel</text:span><text:span text:style-name="T2">.add(</text:span><text:span text:style-name="T25">label</text:span><text:span text:style-name="T2">);</text:span></text:p>
      <text:p text:style-name="P12"><text:span text:style-name="T2"><text:tab/><text:tab/><text:tab/><text:tab/></text:span><text:span text:style-name="T16">panel</text:span><text:span text:style-name="T2">.add(</text:span><text:span text:style-name="T25">text</text:span><text:span text:style-name="T2">);</text:span></text:p>
      <text:p text:style-name="P12"><text:span text:style-name="T2"><text:tab/><text:tab/><text:tab/><text:tab/></text:span><text:span text:style-name="T16">panel</text:span><text:span text:style-name="T2">.add(</text:span><text:span text:style-name="T25">label1</text:span><text:span text:style-name="T2">);</text:span></text:p>
      <text:p text:style-name="P12"><text:span text:style-name="T2"><text:tab/><text:tab/><text:tab/><text:tab/></text:span><text:span text:style-name="T16">panel</text:span><text:span text:style-name="T2">.add(</text:span><text:span text:style-name="T25">pwdfield</text:span><text:span text:style-name="T2">);</text:span></text:p>
      <text:p text:style-name="P12"><text:span text:style-name="T2"><text:tab/><text:tab/><text:tab/><text:tab/></text:span><text:span text:style-name="T16">panel</text:span><text:span text:style-name="T2">.add(</text:span><text:span text:style-name="T25">emptylabel</text:span><text:span text:style-name="T2">);</text:span></text:p>
      <text:p text:style-name="P12"><text:span text:style-name="T2"><text:tab/><text:tab/><text:tab/><text:tab/></text:span><text:span text:style-name="T16">panel</text:span><text:span text:style-name="T2">.add(</text:span><text:span text:style-name="T25">b</text:span><text:span text:style-name="T2">);</text:span></text:p>
      <text:p text:style-name="P12"><text:span text:style-name="T9"><text:tab/><text:tab/><text:tab/><text:tab/></text:span><text:span text:style-name="T17">panel</text:span><text:span text:style-name="T9">.add(</text:span><text:span text:style-name="T27">b1</text:span><text:span text:style-name="T9">);</text:span></text:p>
      <text:p text:style-name="P12"><text:soft-page-break/><text:span text:style-name="T2"><text:tab/><text:tab/><text:tab/><text:tab/></text:span><text:span text:style-name="T25">frame</text:span><text:span text:style-name="T2">.add(</text:span><text:span text:style-name="T16">panel</text:span><text:span text:style-name="T2">);</text:span></text:p>
      <text:p text:style-name="P12"><text:span text:style-name="T2"><text:tab/><text:tab/><text:tab/><text:tab/></text:span><text:span text:style-name="T25">b</text:span><text:span text:style-name="T2">.addActionListener(</text:span><text:span text:style-name="T18">this</text:span><text:span text:style-name="T2">);</text:span></text:p>
      <text:p text:style-name="P12"><text:span text:style-name="T2"><text:tab/><text:tab/><text:tab/><text:tab/></text:span></text:p>
      <text:p text:style-name="P12"><text:span text:style-name="T2"><text:tab/><text:tab/><text:tab/><text:tab/></text:span><text:span text:style-name="T16">panel</text:span><text:span text:style-name="T2">.setLayout(</text:span><text:span text:style-name="T18">new</text:span><text:span text:style-name="T2"> GridLayout(3,3));</text:span></text:p>
      <text:p text:style-name="P12"><text:span text:style-name="T2"><text:tab/><text:tab/><text:tab/><text:tab/></text:span><text:span text:style-name="T25">frame</text:span><text:span text:style-name="T2">.setSize(250, 300);</text:span></text:p>
      <text:p text:style-name="P12"><text:span text:style-name="T2"><text:tab/><text:tab/><text:tab/><text:tab/></text:span><text:span text:style-name="T25">frame</text:span><text:span text:style-name="T2">.setVisible(</text:span><text:span text:style-name="T18">true</text:span><text:span text:style-name="T2">);</text:span></text:p>
      <text:p text:style-name="P12"><text:span text:style-name="T2"><text:tab/><text:tab/><text:tab/><text:tab/></text:span></text:p>
      <text:p text:style-name="P12"><text:span text:style-name="T2"><text:tab/><text:tab/><text:tab/>}</text:span></text:p>
      <text:p text:style-name="P12"><text:span text:style-name="T2"><text:tab/><text:tab/><text:tab/></text:span><text:span text:style-name="T18">public</text:span><text:span text:style-name="T2"> </text:span><text:span text:style-name="T18">void</text:span><text:span text:style-name="T2"> actionPerformed(ActionEvent </text:span><text:span text:style-name="T16">e</text:span><text:span text:style-name="T2">)</text:span></text:p>
      <text:p text:style-name="P12"><text:span text:style-name="T2"><text:tab/><text:tab/><text:tab/>{</text:span></text:p>
      <text:p text:style-name="P12"><text:span text:style-name="T2"><text:tab/><text:tab/><text:tab/><text:tab/></text:span><text:span text:style-name="T18">if</text:span><text:span text:style-name="T2">(</text:span><text:span text:style-name="T25">text</text:span><text:span text:style-name="T2">.getText().equals(</text:span><text:span text:style-name="T22">"sa"</text:span><text:span text:style-name="T2">) &amp;&amp; </text:span><text:span text:style-name="T25">pwdfield</text:span><text:span text:style-name="T2">.</text:span><text:span text:style-name="T15">getText</text:span><text:span text:style-name="T12">()</text:span><text:span text:style-name="T2">.equals(</text:span><text:span text:style-name="T22">"pass"</text:span><text:span text:style-name="T2">))</text:span></text:p>
      <text:p text:style-name="P12"><text:span text:style-name="T2"><text:tab/><text:tab/><text:tab/><text:tab/>{</text:span></text:p>
      <text:p text:style-name="P12"><text:span text:style-name="T2"><text:tab/><text:tab/><text:tab/><text:tab/><text:tab/>JOptionPane.</text:span><text:span text:style-name="T13">showMessageDialog</text:span><text:span text:style-name="T2">(</text:span><text:span text:style-name="T18">this</text:span><text:span text:style-name="T2">, </text:span><text:span text:style-name="T22">"valid"</text:span><text:span text:style-name="T2">);</text:span></text:p>
      <text:p text:style-name="P12"><text:span text:style-name="T2"><text:tab/><text:tab/><text:tab/><text:tab/>}</text:span></text:p>
      <text:p text:style-name="P12"><text:span text:style-name="T2"><text:tab/><text:tab/><text:tab/><text:tab/></text:span><text:span text:style-name="T18">else</text:span></text:p>
      <text:p text:style-name="P12"><text:span text:style-name="T2"><text:tab/><text:tab/><text:tab/><text:tab/>{</text:span></text:p>
      <text:p text:style-name="P12"><text:span text:style-name="T2"><text:tab/><text:tab/><text:tab/><text:tab/><text:tab/>JOptionPane.</text:span><text:span text:style-name="T13">showMessageDialog</text:span><text:span text:style-name="T2">(</text:span><text:span text:style-name="T18">this</text:span><text:span text:style-name="T2">, </text:span><text:span text:style-name="T22">"invalid"</text:span><text:span text:style-name="T2">);</text:span></text:p>
      <text:p text:style-name="P12"><text:span text:style-name="T2"><text:tab/><text:tab/><text:tab/><text:tab/><text:tab/></text:span></text:p>
      <text:p text:style-name="P12"><text:span text:style-name="T2"><text:tab/><text:tab/><text:tab/><text:tab/>}</text:span></text:p>
      <text:p text:style-name="P12"><text:span text:style-name="T2"><text:tab/><text:tab/><text:tab/><text:tab/></text:span><text:span text:style-name="T25">b</text:span><text:span text:style-name="T26">1</text:span><text:span text:style-name="T2">.addActionListener(</text:span><text:span text:style-name="T18">new</text:span><text:span text:style-name="T2"> ActionListener(){</text:span></text:p>
      <text:p text:style-name="P12"><text:span text:style-name="T2"><text:tab/><text:tab/><text:tab/><text:tab/><text:tab/><text:tab/><text:tab/><text:tab/><text:tab/><text:tab/></text:span><text:span text:style-name="T33">@Override</text:span></text:p>
      <text:p text:style-name="P12"><text:span text:style-name="T2"><text:tab/><text:tab/><text:tab/><text:tab/><text:tab/></text:span><text:span text:style-name="T18">public</text:span><text:span text:style-name="T2"> </text:span><text:span text:style-name="T18">void</text:span><text:span text:style-name="T2"> actionPerformed(ActionEvent </text:span><text:span text:style-name="T16">e</text:span><text:span text:style-name="T2">) {</text:span></text:p>
      <text:p text:style-name="P12"><text:span text:style-name="T2"><text:tab/><text:tab/><text:tab/><text:tab/><text:tab/><text:tab/></text:span><text:span text:style-name="T29">// </text:span><text:span text:style-name="T31">TODO</text:span><text:span text:style-name="T29"> Auto-generated method stub</text:span></text:p>
      <text:p text:style-name="P12"><text:span text:style-name="T2"><text:tab/><text:tab/><text:tab/><text:tab/><text:tab/><text:tab/></text:span><text:span text:style-name="T25">text</text:span><text:span text:style-name="T2">.setText(</text:span><text:span text:style-name="T22">""</text:span><text:span text:style-name="T2">);</text:span></text:p>
      <text:p text:style-name="P12"><text:span text:style-name="T2"><text:tab/><text:tab/><text:tab/><text:tab/><text:tab/><text:tab/></text:span><text:span text:style-name="T25">pwdfield</text:span><text:span text:style-name="T2">.setText(</text:span><text:span text:style-name="T22">""</text:span><text:span text:style-name="T2">);</text:span></text:p>
      <text:p text:style-name="P12"><text:span text:style-name="T2"><text:tab/><text:tab/><text:tab/>}<text:tab/></text:span></text:p>
      <text:p text:style-name="P12"><text:span text:style-name="T2"><text:tab/><text:tab/><text:tab/><text:tab/>});</text:span></text:p>
      <text:p text:style-name="P12"><text:span text:style-name="T2"><text:tab/><text:tab/><text:tab/>}</text:span></text:p>
      <text:p text:style-name="P33"><text:span text:style-name="T2">}</text:span></text:p>
      <text:p text:style-name="P25"><text:span text:style-name="T2">JFrame </text:span><text:span text:style-name="T16">frame</text:span><text:span text:style-name="T2"> = </text:span><text:span text:style-name="T18">new</text:span><text:span text:style-name="T2"> JFrame(</text:span><text:span text:style-name="T22">"Sparta"</text:span><text:span text:style-name="T2">);</text:span></text:p>
      <text:p text:style-name="P12"><text:span text:style-name="T2"><text:tab/><text:tab/><text:tab/><text:tab/>JLabel </text:span><text:span text:style-name="T16">label</text:span><text:span text:style-name="T2"> = </text:span><text:span text:style-name="T18">new</text:span><text:span text:style-name="T2"> JLabel(</text:span><text:span text:style-name="T22">"Name"</text:span><text:span text:style-name="T2">);</text:span></text:p>
      <text:p text:style-name="P12"><text:span text:style-name="T2"><text:tab/><text:tab/><text:tab/><text:tab/>JTextField </text:span><text:span text:style-name="T16">text</text:span><text:span text:style-name="T2"> = </text:span><text:span text:style-name="T18">new</text:span><text:span text:style-name="T2"> JTextField(50);</text:span></text:p>
      <text:p text:style-name="P12"><text:span text:style-name="T2"><text:tab/><text:tab/><text:tab/><text:tab/></text:span><text:span text:style-name="T12">JPasswordfield</text:span><text:span text:style-name="T2"> = </text:span><text:span text:style-name="T18">new</text:span><text:span text:style-name="T2"> JPasswordField(20);</text:span></text:p>
      <text:p text:style-name="P12"><text:span text:style-name="T2"><text:tab/><text:tab/><text:tab/><text:tab/></text:span></text:p>
      <text:p text:style-name="P12"><text:span text:style-name="T2"><text:tab/><text:tab/><text:tab/><text:tab/>JPanel </text:span><text:span text:style-name="T16">panel</text:span><text:span text:style-name="T2"> = </text:span><text:span text:style-name="T18">new</text:span><text:span text:style-name="T2"> JPanel();</text:span></text:p>
      <text:p text:style-name="P12"><text:span text:style-name="T2"><text:tab/><text:tab/><text:tab/><text:tab/></text:span><text:span text:style-name="T16">panel</text:span><text:span text:style-name="T2">.add(</text:span><text:span text:style-name="T16">label</text:span><text:span text:style-name="T2">);</text:span></text:p>
      <text:p text:style-name="P12"><text:span text:style-name="T2"><text:tab/><text:tab/><text:tab/><text:tab/></text:span><text:span text:style-name="T16">panel</text:span><text:span text:style-name="T2">.add(</text:span><text:span text:style-name="T16">text</text:span><text:span text:style-name="T2">);</text:span></text:p>
      <text:p text:style-name="P12"><text:span text:style-name="T2"><text:tab/> <text:s text:c="2"/>}</text:span></text:p>
      <text:p text:style-name="P12"><text:span text:style-name="T2">}</text:span></text:p>
      <text:p text:style-name="P2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Tahoma1" svg:font-family="Tahoma"/>
    <style:font-face style:name="verdana" svg:font-family="verdan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1M3S</meta:editing-duration>
    <meta:editing-cycles>7</meta:editing-cycles>
    <meta:generator>LibreOffice/5.1.5.2$Windows_X86_64 LibreOffice_project/7a864d8825610a8c07cfc3bc01dd4fce6a9447e5</meta:generator>
    <dc:date>2019-05-29T19:20:34.927000000</dc:date>
    <meta:document-statistic meta:table-count="0" meta:image-count="0" meta:object-count="0" meta:page-count="11" meta:paragraph-count="542" meta:word-count="1450" meta:character-count="13438" meta:non-whitespace-character-count="10940"/>
    <meta:user-defined meta:name="Info 1"/>
    <meta:user-defined meta:name="Info 2"/>
    <meta:user-defined meta:name="Info 3"/>
    <meta:user-defined meta:name="Info 4"/>
  </office:meta>
</office:document-meta>
</file>